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" svg:font-family="Times" style:font-family-generic="roman"/>
    <style:font-face style:name="Times New Roman" svg:font-family="'Times New Roman'" style:font-family-generic="roman"/>
    <style:font-face style:name="TimesNewRoman" svg:font-family="TimesNewRoman" style:font-family-generic="roma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7.067cm" fo:margin-left="-0.178cm" table:align="left" style:writing-mode="lr-tb"/>
    </style:style>
    <style:style style:name="Таблица2.A" style:family="table-column">
      <style:table-column-properties style:column-width="1.081cm"/>
    </style:style>
    <style:style style:name="Таблица2.B" style:family="table-column">
      <style:table-column-properties style:column-width="5.886cm"/>
    </style:style>
    <style:style style:name="Таблица2.C" style:family="table-column">
      <style:table-column-properties style:column-width="2.822cm"/>
    </style:style>
    <style:style style:name="Таблица2.D" style:family="table-column">
      <style:table-column-properties style:column-width="3.087cm"/>
    </style:style>
    <style:style style:name="Таблица2.E" style:family="table-column">
      <style:table-column-properties style:column-width="4.19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1.871cm"/>
    </style:style>
    <style:style style:name="Таблица2.16" style:family="table-row">
      <style:table-row-properties style:min-row-height="1.205cm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Text_20_body">
      <style:paragraph-properties style:line-height-at-least="0.019cm"/>
      <style:text-properties fo:color="#000000" style:font-name="Consolas" fo:font-size="14pt" style:font-size-asian="14pt" style:font-size-complex="14pt"/>
    </style:style>
    <style:style style:name="P3" style:family="paragraph" style:parent-style-name="Text_20_body">
      <style:paragraph-properties style:line-height-at-least="0.019cm"/>
      <style:text-properties fo:color="#000000" style:font-name="Consolas" fo:font-size="14pt" fo:language="en" fo:country="US" fo:font-weight="bold" style:font-name-asian="Times New Roman3" style:font-size-asian="14pt" style:language-asian="ru" style:country-asian="RU" style:font-weight-asian="bold" style:font-name-complex="Times New Roman3" style:font-size-complex="14pt" style:font-weight-complex="bold"/>
    </style:style>
    <style:style style:name="P4" style:family="paragraph" style:parent-style-name="Text_20_body">
      <style:paragraph-properties style:line-height-at-least="0.019cm"/>
      <style:text-properties fo:color="#000000" style:font-name="Consolas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style:line-height-at-least="0.019cm"/>
      <style:text-properties fo:color="#000000" style:font-name="Consolas" fo:font-size="14pt" fo:font-weight="bold" officeooo:paragraph-rsid="00540a5c" style:font-size-asian="14pt" style:font-weight-asian="bold" style:font-size-complex="14pt" style:font-weight-complex="bold"/>
    </style:style>
    <style:style style:name="P6" style:family="paragraph" style:parent-style-name="Text_20_body">
      <style:paragraph-properties style:line-height-at-least="0.019cm"/>
      <style:text-properties fo:color="#000000" style:font-name="Times New Roman2" fo:font-size="14pt" fo:language="ru" fo:country="RU" officeooo:rsid="001f068f" officeooo:paragraph-rsid="001f068f" style:font-size-asian="14pt" style:font-size-complex="14pt"/>
    </style:style>
    <style:style style:name="P7" style:family="paragraph" style:parent-style-name="Text_20_body">
      <style:text-properties style:font-name="Times New Roman2" fo:font-size="14pt" officeooo:rsid="007e5d98" officeooo:paragraph-rsid="007e5d98" style:font-size-asian="14pt" style:font-size-complex="14pt"/>
    </style:style>
    <style:style style:name="P8" style:family="paragraph" style:parent-style-name="Text_20_body">
      <style:text-properties style:font-name="Times New Roman2" fo:font-size="14pt" officeooo:paragraph-rsid="007e5d98" style:font-size-asian="14pt" style:font-size-complex="14pt"/>
    </style:style>
    <style:style style:name="P9" style:family="paragraph" style:parent-style-name="Text_20_body">
      <style:paragraph-properties style:line-height-at-least="0.019cm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2" fo:language="ru" fo:country="RU" fo:font-weight="bold" style:font-name-asian="Times New Roman3" style:font-weight-asian="bold" style:font-name-complex="Times New Roman3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language="ru" fo:country="RU" fo:font-style="italic" style:font-name-asian="Times New Roman3" style:font-style-asian="italic" style:font-name-complex="Times New Roman3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2" fo:language="ru" fo:country="RU" fo:font-style="italic" officeooo:rsid="0019e290" officeooo:paragraph-rsid="0019e290" style:font-name-asian="Times New Roman3" style:font-style-asian="italic" style:font-name-complex="Times New Roman3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2" fo:font-size="12pt" fo:language="ru" fo:country="RU" style:font-name-asian="Times New Roman3" style:font-size-asian="12pt" style:font-name-complex="Times New Roman3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2" fo:font-size="12pt" fo:language="ru" fo:country="RU" fo:font-style="italic" style:font-name-asian="Times New Roman3" style:font-size-asian="12pt" style:font-style-asian="italic" style:font-name-complex="Times New Roman3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2pt" fo:language="ru" fo:country="RU" fo:font-weight="bold" style:font-name-asian="Times New Roman3" style:font-size-asian="12pt" style:font-weight-asian="bold" style:font-name-complex="Times New Roman3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ru" fo:country="RU" officeooo:rsid="0019e290" style:font-name-asian="Times New Roman3" style:font-size-asian="14pt" style:font-name-complex="Times New Roman3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4pt" fo:language="ru" fo:country="RU" officeooo:rsid="006c36a2" officeooo:paragraph-rsid="006c36a2" style:font-name-asian="Times New Roman3" style:font-size-asian="14pt" style:font-name-complex="Times New Roman3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4pt" fo:language="ru" fo:country="RU" fo:font-style="italic" style:font-name-asian="Times New Roman3" style:font-size-asian="14pt" style:font-style-asian="italic" style:font-name-complex="Times New Roman3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language="en" fo:country="US" fo:font-style="italic" style:font-name-asian="Times New Roman3" style:font-style-asian="italic" style:font-name-complex="Times New Roman3"/>
    </style:style>
    <style:style style:name="P22" style:family="paragraph" style:parent-style-name="Standard">
      <style:paragraph-properties fo:margin-top="0cm" fo:margin-bottom="0cm" loext:contextual-spacing="false" fo:line-height="100%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2" fo:font-size="6pt" fo:language="ru" fo:country="RU" style:font-name-asian="Times New Roman3" style:font-size-asian="6pt" style:font-name-complex="Times New Roman3" style:font-size-complex="14pt" style:font-weight-complex="bold"/>
    </style:style>
    <style:style style:name="P2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2" fo:font-size="14pt" fo:language="en" fo:country="US" officeooo:rsid="0032fd33" officeooo:paragraph-rsid="007a52a8" style:font-size-asian="14pt" style:font-size-complex="14pt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2" fo:font-size="14pt" fo:language="ru" fo:country="RU" officeooo:rsid="0032fd33" officeooo:paragraph-rsid="007a52a8" style:font-size-asian="14pt" style:font-size-complex="14pt"/>
    </style:style>
    <style:style style:name="P2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Times New Roman2" fo:font-size="14pt" fo:language="ru" fo:country="RU" officeooo:rsid="0031292b" officeooo:paragraph-rsid="00769c5e" style:font-size-asian="14pt" style:font-size-complex="14pt"/>
    </style:style>
    <style:style style:name="P2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Times New Roman2" fo:font-size="14pt" fo:language="ru" fo:country="RU" officeooo:rsid="0031292b" officeooo:paragraph-rsid="0077dd2b" style:font-size-asian="14pt" style:font-size-complex="14pt"/>
    </style:style>
    <style:style style:name="P29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30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2" fo:font-size="14pt" fo:language="ru" fo:country="RU" fo:font-weight="normal" officeooo:rsid="001c13df" officeooo:paragraph-rsid="001c13df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31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2" fo:font-size="14pt" fo:language="ru" fo:country="RU" fo:font-weight="normal" officeooo:rsid="0019e290" officeooo:paragraph-rsid="0019e290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3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2" fo:font-size="14pt" fo:language="ru" fo:country="RU" fo:font-weight="normal" officeooo:rsid="007c478a" officeooo:paragraph-rsid="007c478a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3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2" fo:font-size="14pt" fo:language="en" fo:country="US" fo:font-weight="normal" officeooo:rsid="001d1a89" officeooo:paragraph-rsid="00243b43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34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2" fo:font-size="24pt" fo:language="ru" fo:country="RU" fo:font-weight="bold" officeooo:rsid="0019e290" officeooo:paragraph-rsid="0019e290" style:font-name-asian="Times New Roman3" style:font-size-asian="24pt" style:language-asian="ru" style:country-asian="RU" style:font-weight-asian="bold" style:font-name-complex="Times New Roman3" style:font-size-complex="24pt"/>
    </style:style>
    <style:style style:name="P35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2" fo:font-size="16pt" fo:language="ru" fo:country="RU" fo:font-style="italic" fo:font-weight="bold" officeooo:rsid="0019e290" officeooo:paragraph-rsid="002362e6" style:font-name-asian="Times New Roman3" style:font-size-asian="16pt" style:language-asian="ru" style:country-asian="RU" style:font-style-asian="italic" style:font-weight-asian="bold" style:font-name-complex="Times New Roman3" style:font-size-complex="16pt" style:font-style-complex="italic" style:font-weight-complex="bold"/>
    </style:style>
    <style:style style:name="P36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font-size="14pt" fo:language="ru" fo:country="RU" fo:font-weight="normal" officeooo:rsid="00243b43" officeooo:paragraph-rsid="00540a5c" style:font-size-asian="12.25pt" style:font-weight-asian="normal" style:font-size-complex="14pt" style:font-weight-complex="normal"/>
    </style:style>
    <style:style style:name="P37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weight="normal" officeooo:rsid="00280545" officeooo:paragraph-rsid="00280545" style:font-size-asian="14pt" style:font-weight-asian="normal" style:font-size-complex="14pt" style:font-weight-complex="normal"/>
    </style:style>
    <style:style style:name="P38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weight="normal" officeooo:rsid="00243b43" officeooo:paragraph-rsid="00243b43" style:font-size-asian="14pt" style:font-weight-asian="normal" style:font-size-complex="14pt" style:font-weight-complex="normal"/>
    </style:style>
    <style:style style:name="P39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weight="normal" officeooo:rsid="00243b43" officeooo:paragraph-rsid="007c478a" style:font-size-asian="14pt" style:font-weight-asian="normal" style:font-size-complex="14pt" style:font-weight-complex="normal"/>
    </style:style>
    <style:style style:name="P40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19e290"/>
    </style:style>
    <style:style style:name="P41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4765bb"/>
    </style:style>
    <style:style style:name="P4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2817ca"/>
    </style:style>
    <style:style style:name="P43" style:family="paragraph" style:parent-style-name="Standard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19e290"/>
    </style:style>
    <style:style style:name="P44" style:family="paragraph" style:parent-style-name="Heading_20_1">
      <style:text-properties style:font-name="Times New Roman2" fo:font-size="20pt" fo:font-weight="bold" style:font-size-asian="20pt" style:font-weight-asian="bold" style:font-size-complex="2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2" fo:font-size="14pt" officeooo:rsid="0030423b" officeooo:paragraph-rsid="0030423b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30423b" officeooo:paragraph-rsid="0030423b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393522" officeooo:paragraph-rsid="00393522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31292b" officeooo:paragraph-rsid="0031292b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31292b" officeooo:paragraph-rsid="006e8b76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31292b" officeooo:paragraph-rsid="006fc209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31292b" officeooo:paragraph-rsid="00769c5e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352741" officeooo:paragraph-rsid="00352741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6a711a" officeooo:paragraph-rsid="006a711a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6c36a2" officeooo:paragraph-rsid="006c36a2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6e35e9" officeooo:paragraph-rsid="006e35e9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6e8b76" officeooo:paragraph-rsid="006e8b76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6fc209" officeooo:paragraph-rsid="006fc209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71e362" officeooo:paragraph-rsid="0071e362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74b92a" officeooo:paragraph-rsid="0074b92a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7653d5" officeooo:paragraph-rsid="007653d5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32fd33" officeooo:paragraph-rsid="0077dd2b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769c5e" officeooo:paragraph-rsid="00769c5e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7a52a8" officeooo:paragraph-rsid="007a52a8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officeooo:rsid="0032fd33" officeooo:paragraph-rsid="0032fd33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officeooo:rsid="00337ce9" officeooo:paragraph-rsid="00337ce9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officeooo:rsid="00352741" officeooo:paragraph-rsid="00352741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officeooo:rsid="00352741" officeooo:paragraph-rsid="006fc209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officeooo:rsid="00352741" officeooo:paragraph-rsid="0073796b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officeooo:rsid="00352741" officeooo:paragraph-rsid="0074b92a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officeooo:rsid="006e35e9" officeooo:paragraph-rsid="006e35e9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officeooo:paragraph-rsid="006a711a"/>
    </style:style>
    <style:style style:name="P73" style:family="paragraph" style:parent-style-name="Table_20_Contents">
      <style:paragraph-properties fo:text-align="center" style:justify-single-word="false"/>
      <style:text-properties officeooo:paragraph-rsid="00769c5e"/>
    </style:style>
    <style:style style:name="P74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2" fo:font-size="12pt" fo:language="ru" fo:country="RU" fo:font-weight="bold" style:font-name-asian="Times New Roman3" style:font-size-asian="12pt" style:font-weight-asian="bold" style:font-name-complex="Times New Roman3"/>
    </style:style>
    <style:style style:name="P7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language="ru" fo:country="RU" fo:font-weight="normal" officeooo:rsid="002f9743" officeooo:paragraph-rsid="00352741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7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language="ru" fo:country="RU" fo:font-weight="normal" officeooo:rsid="002f9743" officeooo:paragraph-rsid="0032fd33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77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language="ru" fo:country="RU" fo:font-weight="normal" officeooo:rsid="001ab047" officeooo:paragraph-rsid="001b4fb0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78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font-weight="normal" officeooo:paragraph-rsid="0032fd33" style:font-size-asian="14pt" style:font-weight-asian="normal" style:font-size-complex="14pt" style:font-weight-complex="normal"/>
    </style:style>
    <style:style style:name="P79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0352741"/>
    </style:style>
    <style:style style:name="P80" style:family="paragraph" style:parent-style-name="Standard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19e290" officeooo:paragraph-rsid="0019e290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style:font-name="Times New Roman2" fo:font-size="14pt" fo:letter-spacing="normal" fo:font-style="normal" fo:font-weight="normal" style:font-size-asian="14pt" style:font-size-complex="14pt"/>
    </style:style>
    <style:style style:name="P82" style:family="paragraph" style:parent-style-name="List_20_Paragraph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normal" officeooo:rsid="00440a4b" officeooo:paragraph-rsid="004f4aaa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74b92a" officeooo:paragraph-rsid="0074b92a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officeooo:rsid="00352741" officeooo:paragraph-rsid="00352741" style:font-size-asian="14pt" style:font-size-complex="14pt"/>
    </style:style>
    <style:style style:name="P8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2" fo:font-size="14pt" fo:language="ru" fo:country="RU" officeooo:rsid="0032fd33" officeooo:paragraph-rsid="007653d5" style:font-name-asian="Calibri1" style:font-size-asian="14pt" style:font-name-complex="Times New Roman3" style:font-size-complex="14pt"/>
    </style:style>
    <style:style style:name="P8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2" fo:font-size="14pt" fo:language="ru" fo:country="RU" officeooo:rsid="0032fd33" officeooo:paragraph-rsid="007a52a8" style:font-name-asian="Calibri1" style:font-size-asian="14pt" style:font-name-complex="Times New Roman3" style:font-size-complex="14pt"/>
    </style:style>
    <style:style style:name="P8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2" fo:font-size="14pt" fo:language="ru" fo:country="RU" officeooo:paragraph-rsid="007653d5" style:font-name-asian="Calibri1" style:font-size-asian="14pt" style:font-name-complex="Times New Roman3" style:font-size-complex="14pt"/>
    </style:style>
    <style:style style:name="P8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font-name="Times New Roman2" fo:font-size="14pt" fo:language="ru" fo:country="RU" officeooo:rsid="00352741" officeooo:paragraph-rsid="007a52a8" style:font-name-asian="Calibri1" style:font-size-asian="14pt" style:font-name-complex="Times New Roman3" style:font-size-complex="14pt"/>
    </style:style>
    <style:style style:name="P8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font-name="Times New Roman2" fo:font-size="14pt" fo:language="ru" fo:country="RU" officeooo:rsid="0032fd33" officeooo:paragraph-rsid="007a52a8" style:font-name-asian="Calibri1" style:font-size-asian="14pt" style:font-name-complex="Times New Roman3" style:font-size-complex="14pt"/>
    </style:style>
    <style:style style:name="P90" style:family="paragraph" style:parent-style-name="Heading_20_1">
      <style:text-properties style:font-name="Times New Roman2" fo:font-weight="bold" style:font-weight-asian="bold" style:font-weight-complex="bold"/>
    </style:style>
    <style:style style:name="P91" style:family="paragraph" style:parent-style-name="Heading_20_1">
      <style:text-properties style:font-name="Times New Roman2" fo:font-size="20pt" fo:font-weight="bold" style:font-size-asian="20pt" style:font-weight-asian="bold" style:font-size-complex="20pt" style:font-weight-complex="bold"/>
    </style:style>
    <style:style style:name="P92" style:family="paragraph" style:parent-style-name="List_20_Paragraph" style:list-style-name="L2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2" fo:font-size="16pt" fo:language="ru" fo:country="RU" fo:font-weight="bold" officeooo:rsid="001ab047" officeooo:paragraph-rsid="001ab047" style:font-name-asian="Times New Roman3" style:font-size-asian="16pt" style:language-asian="ru" style:country-asian="RU" style:font-weight-asian="bold" style:font-name-complex="Times New Roman3" style:font-size-complex="16pt"/>
    </style:style>
    <style:style style:name="P93" style:family="paragraph" style:parent-style-name="List_20_Paragraph" style:list-style-name="L2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4pt" fo:font-weight="normal" officeooo:rsid="001ab047" officeooo:paragraph-rsid="001b4fb0" style:font-size-asian="12.25pt" style:font-weight-asian="normal" style:font-size-complex="14pt" style:font-weight-complex="normal"/>
    </style:style>
    <style:style style:name="P94" style:family="paragraph" style:parent-style-name="List_20_Paragraph" style:list-style-name="L2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language="ru" fo:country="RU" fo:font-weight="normal" officeooo:rsid="001ab047" officeooo:paragraph-rsid="001b4fb0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95" style:family="paragraph" style:parent-style-name="List_20_Paragraph" style:list-style-name="L2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2" fo:font-size="14pt" fo:language="ru" fo:country="RU" fo:font-weight="normal" officeooo:rsid="001b4fb0" officeooo:paragraph-rsid="001b4fb0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96" style:family="paragraph" style:parent-style-name="List_20_Paragraph" style:list-style-name="L2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2" fo:font-size="16pt" fo:language="ru" fo:country="RU" fo:font-weight="bold" officeooo:rsid="001ab047" officeooo:paragraph-rsid="001b4fb0" style:font-name-asian="Times New Roman3" style:font-size-asian="16pt" style:language-asian="ru" style:country-asian="RU" style:font-weight-asian="bold" style:font-name-complex="Times New Roman3" style:font-size-complex="16pt"/>
    </style:style>
    <style:style style:name="P97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2" fo:font-size="15pt" fo:language="ru" fo:country="RU" fo:font-weight="normal" officeooo:rsid="001b4fb0" officeooo:paragraph-rsid="001b4fb0" style:font-name-asian="Times New Roman3" style:font-size-asian="13.1000003814697pt" style:language-asian="ru" style:country-asian="RU" style:font-weight-asian="normal" style:font-name-complex="Times New Roman3" style:font-size-complex="15pt" style:font-weight-complex="normal"/>
    </style:style>
    <style:style style:name="P98" style:family="paragraph" style:parent-style-name="List_20_Paragraph" style:list-style-name="L2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5pt" fo:font-weight="normal" officeooo:rsid="001b4fb0" officeooo:paragraph-rsid="001b4fb0" style:font-size-asian="13.1000003814697pt" style:font-weight-asian="normal" style:font-size-complex="15pt" style:font-weight-complex="normal"/>
    </style:style>
    <style:style style:name="P99" style:family="paragraph" style:parent-style-name="List_20_Paragraph" style:list-style-name="L2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100" style:family="paragraph" style:parent-style-name="List_20_Paragraph" style:list-style-name="L2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01" style:family="paragraph" style:parent-style-name="List_20_Paragraph" style:list-style-name="L2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102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2ce9a5"/>
    </style:style>
    <style:style style:name="P103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2f9743"/>
    </style:style>
    <style:style style:name="P104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48c09f"/>
    </style:style>
    <style:style style:name="P105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387b8e"/>
    </style:style>
    <style:style style:name="P106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440a4b"/>
    </style:style>
    <style:style style:name="P107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4f4aaa"/>
    </style:style>
    <style:style style:name="P108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font-size="16pt" fo:font-weight="normal" officeooo:rsid="002d1a8c" officeooo:paragraph-rsid="002d1a8c" style:font-size-asian="16pt" style:font-weight-asian="normal" style:font-size-complex="16pt" style:font-weight-complex="normal"/>
    </style:style>
    <style:style style:name="P109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normal" officeooo:rsid="002f9743" officeooo:paragraph-rsid="0048c09f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0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normal" officeooo:rsid="002f9743" officeooo:paragraph-rsid="002f9743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1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normal" officeooo:rsid="002f9743" officeooo:paragraph-rsid="004b0752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2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2" fo:font-size="14pt" fo:language="ru" fo:country="RU" fo:font-weight="normal" officeooo:rsid="002f9743" officeooo:paragraph-rsid="0049b02c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3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rsid="00387b8e" officeooo:paragraph-rsid="00387b8e"/>
    </style:style>
    <style:style style:name="P114" style:family="paragraph" style:parent-style-name="List_20_Paragraph" style:list-style-name="L3">
      <style:paragraph-properties fo:margin-top="0.423cm" fo:margin-bottom="0cm" loext:contextual-spacing="true" fo:text-align="start" style:justify-single-word="false"/>
      <style:text-properties style:font-name="Times New Roman2" fo:font-size="14pt" fo:font-weight="normal" officeooo:rsid="00208f20" officeooo:paragraph-rsid="00858cbc" style:font-size-asian="12.25pt" style:font-weight-asian="normal" style:font-size-complex="14pt" style:font-weight-complex="normal"/>
    </style:style>
    <style:style style:name="P115" style:family="paragraph" style:parent-style-name="List_20_Paragraph" style:list-style-name="L3">
      <style:paragraph-properties fo:margin-top="0.423cm" fo:margin-bottom="0cm" loext:contextual-spacing="true" fo:text-align="start" style:justify-single-word="false"/>
      <style:text-properties style:font-name="Times New Roman2" fo:font-size="14pt" fo:font-weight="normal" officeooo:rsid="0022666f" officeooo:paragraph-rsid="00896bba" style:font-size-asian="12.25pt" style:font-weight-asian="normal" style:font-size-complex="14pt" style:font-weight-complex="normal"/>
    </style:style>
    <style:style style:name="P116" style:family="paragraph" style:parent-style-name="List_20_Paragraph">
      <style:paragraph-properties fo:margin-top="0.423cm" fo:margin-bottom="0cm" loext:contextual-spacing="true" fo:text-align="start" style:justify-single-word="false"/>
      <style:text-properties style:font-name="Times New Roman2" fo:font-size="14pt" fo:font-weight="normal" officeooo:rsid="0022666f" officeooo:paragraph-rsid="002362e6" style:font-size-asian="12.25pt" style:font-weight-asian="normal" style:font-size-complex="14pt" style:font-weight-complex="normal"/>
    </style:style>
    <style:style style:name="P117" style:family="paragraph" style:parent-style-name="List_20_Paragraph" style:list-style-name="L3">
      <style:paragraph-properties fo:margin-top="0.423cm" fo:margin-bottom="0cm" loext:contextual-spacing="true" fo:text-align="start" style:justify-single-word="false"/>
      <style:text-properties fo:color="#000000" style:font-name="Times New Roman2" fo:font-size="14pt" fo:language="ru" fo:country="RU" fo:font-weight="normal" officeooo:rsid="005feecc" officeooo:paragraph-rsid="00858cbc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8" style:family="paragraph" style:parent-style-name="List_20_Paragraph" style:list-style-name="L3">
      <style:paragraph-properties fo:margin-top="0.423cm" fo:margin-bottom="0cm" loext:contextual-spacing="true" fo:text-align="start" style:justify-single-word="false"/>
      <style:text-properties officeooo:paragraph-rsid="00896bba"/>
    </style:style>
    <style:style style:name="P119" style:family="paragraph" style:parent-style-name="List_20_Paragraph" style:list-style-name="L3">
      <style:paragraph-properties fo:margin-top="0.423cm" fo:margin-bottom="0cm" loext:contextual-spacing="true" fo:text-align="start" style:justify-single-word="false"/>
      <style:text-properties officeooo:rsid="00647e50" officeooo:paragraph-rsid="00896bba"/>
    </style:style>
    <style:style style:name="P120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2" fo:font-size="14pt" fo:language="ru" fo:country="RU" fo:font-weight="normal" officeooo:rsid="00540a5c" officeooo:paragraph-rsid="00540a5c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21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font-size="14pt" fo:language="ru" fo:country="RU" fo:font-weight="normal" officeooo:rsid="001d1a89" officeooo:paragraph-rsid="001d1a89" style:font-size-asian="12.25pt" style:font-weight-asian="normal" style:font-size-complex="14pt" style:font-weight-complex="normal"/>
    </style:style>
    <style:style style:name="P122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weight="normal" officeooo:rsid="0083ff00" officeooo:paragraph-rsid="0083ff00" style:font-size-asian="12.25pt" style:font-weight-asian="normal" style:font-size-complex="14pt" style:font-weight-complex="normal"/>
    </style:style>
    <style:style style:name="P123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weight="normal" officeooo:rsid="0083ff00" officeooo:paragraph-rsid="00858cbc" style:font-size-asian="12.25pt" style:font-weight-asian="normal" style:font-size-complex="14pt" style:font-weight-complex="normal"/>
    </style:style>
    <style:style style:name="P124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weight="normal" officeooo:rsid="0083ff00" officeooo:paragraph-rsid="00873a80" style:font-size-asian="12.25pt" style:font-weight-asian="normal" style:font-size-complex="14pt" style:font-weight-complex="normal"/>
    </style:style>
    <style:style style:name="P125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weight="normal" officeooo:rsid="0083ff00" officeooo:paragraph-rsid="0088736f" style:font-size-asian="12.25pt" style:font-weight-asian="normal" style:font-size-complex="14pt" style:font-weight-complex="normal"/>
    </style:style>
    <style:style style:name="P126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weight="normal" officeooo:rsid="0083ff00" officeooo:paragraph-rsid="0088f14b" style:font-size-asian="12.25pt" style:font-weight-asian="normal" style:font-size-complex="14pt" style:font-weight-complex="normal"/>
    </style:style>
    <style:style style:name="P127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weight="normal" officeooo:rsid="0083ff00" officeooo:paragraph-rsid="00896bba" style:font-size-asian="12.25pt" style:font-weight-asian="normal" style:font-size-complex="14pt" style:font-weight-complex="normal"/>
    </style:style>
    <style:style style:name="P128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style="italic" fo:font-weight="normal" officeooo:rsid="0083ff00" officeooo:paragraph-rsid="0083ff00" style:font-size-asian="12.25pt" style:font-style-asian="italic" style:font-weight-asian="normal" style:font-size-complex="14pt" style:font-style-complex="italic" style:font-weight-complex="normal"/>
    </style:style>
    <style:style style:name="P129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style="italic" fo:font-weight="normal" officeooo:rsid="0083ff00" officeooo:paragraph-rsid="00858cbc" style:font-size-asian="12.25pt" style:font-style-asian="italic" style:font-weight-asian="normal" style:font-size-complex="14pt" style:font-style-complex="italic" style:font-weight-complex="normal"/>
    </style:style>
    <style:style style:name="P130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style="italic" fo:font-weight="bold" officeooo:rsid="0083ff00" officeooo:paragraph-rsid="0083ff00" style:font-size-asian="12.25pt" style:font-style-asian="italic" style:font-weight-asian="bold" style:font-size-complex="14pt" style:font-style-complex="italic" style:font-weight-complex="bold"/>
    </style:style>
    <style:style style:name="P131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20pt" fo:font-weight="bold" officeooo:rsid="0083ff00" officeooo:paragraph-rsid="0083ff00" style:font-size-asian="20pt" style:font-weight-asian="bold" style:font-size-complex="20pt" style:font-weight-complex="bold"/>
    </style:style>
    <style:style style:name="P132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officeooo:paragraph-rsid="00858cbc"/>
    </style:style>
    <style:style style:name="P133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officeooo:paragraph-rsid="00873a80"/>
    </style:style>
    <style:style style:name="P134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officeooo:paragraph-rsid="0088736f"/>
    </style:style>
    <style:style style:name="P135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officeooo:paragraph-rsid="0088f14b"/>
    </style:style>
    <style:style style:name="P136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officeooo:paragraph-rsid="00896bba"/>
    </style:style>
    <style:style style:name="P137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officeooo:rsid="0088bf54" officeooo:paragraph-rsid="0088bf54"/>
    </style:style>
    <style:style style:name="P138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officeooo:rsid="0088bf54" officeooo:paragraph-rsid="0088f14b"/>
    </style:style>
    <style:style style:name="P139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d4d4d4" style:font-name="Droid Sans Mono" fo:font-size="16.5pt" fo:font-weight="normal" officeooo:rsid="0083ff00" officeooo:paragraph-rsid="00873a80" fo:background-color="#1e1e1e" style:font-size-asian="12.25pt" style:font-weight-asian="normal" style:font-size-complex="14pt" style:font-weight-complex="normal"/>
    </style:style>
    <style:style style:name="P140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d4d4d4" style:font-name="Droid Sans Mono" fo:font-size="16.5pt" fo:font-weight="normal" officeooo:rsid="0083ff00" officeooo:paragraph-rsid="0083ff00" fo:background-color="#1e1e1e" style:font-size-asian="12.25pt" style:font-weight-asian="normal" style:font-size-complex="14pt" style:font-weight-complex="normal"/>
    </style:style>
    <style:style style:name="P141" style:family="paragraph" style:parent-style-name="Standard" style:list-style-name="L1" style:master-page-name="">
      <loext:graphic-properties draw:fill="none"/>
      <style:paragraph-properties fo:margin-top="0cm" fo:margin-bottom="0cm" loext:contextual-spacing="false" fo:line-height="115%" fo:text-align="start" style:justify-single-word="false" fo:orphans="2" fo:widows="2" style:page-number="auto" fo:background-color="transparent" style:writing-mode="lr-tb"/>
      <style:text-properties fo:font-variant="normal" fo:text-transform="none" fo:color="#000000" style:font-name="Times New Roman2" fo:font-size="14pt" fo:letter-spacing="normal" fo:font-style="normal" fo:font-weight="normal" style:font-size-asian="14pt" style:font-size-complex="14pt"/>
    </style:style>
    <style:style style:name="P142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fo:font-variant="normal" fo:text-transform="none" fo:color="#000000" style:font-name="Times New Roman2" fo:font-size="14pt" fo:letter-spacing="normal" fo:font-style="normal" fo:font-weight="normal" style:font-size-asian="14pt" style:font-size-complex="14pt"/>
    </style:style>
    <style:style style:name="P143" style:family="paragraph" style:parent-style-name="Text_20_body">
      <style:paragraph-properties style:line-height-at-least="0.019cm"/>
      <style:text-properties fo:color="#000000" style:font-name="Times New Roman" fo:font-size="14pt" fo:language="en" fo:country="US" fo:font-weight="normal" officeooo:rsid="001f068f" officeooo:paragraph-rsid="001f068f" style:font-size-asian="14pt" style:font-weight-asian="normal" style:font-size-complex="14pt" style:font-weight-complex="normal"/>
    </style:style>
    <style:style style:name="P144" style:family="paragraph" style:parent-style-name="Text_20_body">
      <style:paragraph-properties style:line-height-at-least="0.019cm"/>
      <style:text-properties style:font-name="TimesNewRoman" fo:font-weight="normal" officeooo:paragraph-rsid="001f068f" style:font-weight-asian="normal" style:font-weight-complex="normal"/>
    </style:style>
    <style:style style:name="P145" style:family="paragraph" style:parent-style-name="Text_20_body">
      <style:paragraph-properties style:line-height-at-least="0.019cm"/>
      <style:text-properties style:font-name="Times New Roman" fo:font-weight="normal" officeooo:paragraph-rsid="0059facc" style:font-weight-asian="normal" style:font-weight-complex="normal"/>
    </style:style>
    <style:style style:name="P146" style:family="paragraph" style:parent-style-name="Text_20_body">
      <style:paragraph-properties style:line-height-at-least="0.019cm"/>
      <style:text-properties style:font-name="Times New Roman" fo:font-weight="normal" officeooo:paragraph-rsid="001f068f" style:font-weight-asian="normal" style:font-weight-complex="normal"/>
    </style:style>
    <style:style style:name="P147" style:family="paragraph" style:parent-style-name="Text_20_body">
      <style:paragraph-properties style:line-height-at-least="0.019cm"/>
      <style:text-properties style:font-name="Times New Roman" fo:font-weight="normal" officeooo:rsid="0083d097" officeooo:paragraph-rsid="0083d097" style:font-weight-asian="normal" style:font-weight-complex="normal"/>
    </style:style>
    <style:style style:name="T1" style:family="text">
      <style:text-properties style:font-name="Times New Roman2" fo:font-size="12pt" fo:language="ru" fo:country="RU" style:font-name-asian="Times New Roman3" style:font-size-asian="12pt" style:font-name-complex="Times New Roman3"/>
    </style:style>
    <style:style style:name="T2" style:family="text">
      <style:text-properties style:font-name="Times New Roman2" fo:font-size="12pt" style:font-name-asian="Times New Roman3" style:font-size-asian="12pt" style:font-name-complex="Times New Roman3"/>
    </style:style>
    <style:style style:name="T3" style:family="text"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T4" style:family="text">
      <style:text-properties style:font-name="Times New Roman2" fo:font-size="14pt" fo:language="ru" fo:country="RU" officeooo:rsid="0019e290" style:font-name-asian="Times New Roman3" style:font-size-asian="14pt" style:font-name-complex="Times New Roman3" style:font-size-complex="14pt" style:font-weight-complex="bold"/>
    </style:style>
    <style:style style:name="T5" style:family="text">
      <style:text-properties style:font-name="Times New Roman2" fo:font-size="14pt" fo:language="ru" fo:country="RU" officeooo:rsid="0046ad0b" style:font-name-asian="Times New Roman3" style:font-size-asian="14pt" style:font-name-complex="Times New Roman3" style:font-size-complex="14pt" style:font-weight-complex="bold"/>
    </style:style>
    <style:style style:name="T6" style:family="text">
      <style:text-properties style:font-name="Times New Roman2" fo:font-size="14pt" fo:language="ru" fo:country="RU" fo:font-style="italic" style:font-name-asian="Times New Roman3" style:font-size-asian="14pt" style:font-style-asian="italic" style:font-name-complex="Times New Roman3"/>
    </style:style>
    <style:style style:name="T7" style:family="text">
      <style:text-properties style:font-name="Times New Roman2" fo:font-size="14pt" fo:language="ru" fo:country="RU" fo:font-style="italic" officeooo:rsid="0019e290" style:font-name-asian="Times New Roman3" style:font-size-asian="14pt" style:font-style-asian="italic" style:font-name-complex="Times New Roman3"/>
    </style:style>
    <style:style style:name="T8" style:family="text">
      <style:text-properties style:font-name="Times New Roman2" fo:font-size="14pt" fo:language="ru" fo:country="RU" fo:font-style="italic" officeooo:rsid="002362e6" style:font-name-asian="Times New Roman3" style:font-size-asian="14pt" style:font-style-asian="italic" style:font-name-complex="Times New Roman3"/>
    </style:style>
    <style:style style:name="T9" style:family="text">
      <style:text-properties style:font-name="Times New Roman2" fo:font-size="14pt" fo:language="ru" fo:country="RU" officeooo:rsid="0031292b" style:font-size-asian="14pt" style:font-size-complex="14pt"/>
    </style:style>
    <style:style style:name="T10" style:family="text">
      <style:text-properties style:font-name="Times New Roman2" fo:font-size="14pt" fo:language="ru" fo:country="RU" officeooo:rsid="006a711a" style:font-size-asian="14pt" style:font-size-complex="14pt"/>
    </style:style>
    <style:style style:name="T11" style:family="text">
      <style:text-properties style:font-name="Times New Roman2" fo:font-size="14pt" fo:language="ru" fo:country="RU" officeooo:rsid="00769c5e" style:font-size-asian="14pt" style:font-size-complex="14pt"/>
    </style:style>
    <style:style style:name="T12" style:family="text">
      <style:text-properties style:font-name="Times New Roman2" fo:font-size="14pt" fo:language="ru" fo:country="RU" officeooo:rsid="00796582" style:font-size-asian="14pt" style:font-size-complex="14pt"/>
    </style:style>
    <style:style style:name="T13" style:family="text">
      <style:text-properties style:font-name="Times New Roman2" fo:font-size="14pt" fo:font-style="italic" fo:font-weight="normal" officeooo:rsid="0083ff00" style:font-size-asian="12.25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Times New Roman2" fo:font-size="14pt" fo:font-style="italic" fo:font-weight="normal" officeooo:rsid="00873a80" style:font-size-asian="12.25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Times New Roman2" fo:font-size="14pt" fo:font-style="italic" fo:font-weight="normal" officeooo:rsid="00858cbc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Times New Roman2"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17" style:family="text">
      <style:text-properties style:font-name="Times New Roman2" fo:font-size="14pt" fo:font-style="italic" fo:font-weight="bold" officeooo:rsid="0083ff00" style:font-size-asian="12.25pt" style:font-style-asian="italic" style:font-weight-asian="bold" style:font-size-complex="14pt" style:font-style-complex="italic" style:font-weight-complex="bold"/>
    </style:style>
    <style:style style:name="T18" style:family="text">
      <style:text-properties style:font-name="Times New Roman2" fo:font-size="14pt" fo:font-style="italic" fo:font-weight="bold" officeooo:rsid="00873a80" style:font-size-asian="12.25pt" style:font-style-asian="italic" style:font-weight-asian="bold" style:font-size-complex="14pt" style:font-style-complex="italic" style:font-weight-complex="bold"/>
    </style:style>
    <style:style style:name="T19" style:family="text">
      <style:text-properties style:font-name="Times New Roman2" fo:font-size="14pt" fo:font-style="italic" fo:font-weight="bold" officeooo:rsid="00858cbc" style:font-size-asian="12.25pt" style:font-style-asian="italic" style:font-weight-asian="bold" style:font-size-complex="14pt" style:font-style-complex="italic" style:font-weight-complex="bold"/>
    </style:style>
    <style:style style:name="T20" style:family="text">
      <style:text-properties style:font-name="Times New Roman2" fo:font-size="14pt" fo:font-style="italic" fo:font-weight="bold" officeooo:rsid="0088bf54" style:font-size-asian="12.25pt" style:font-style-asian="italic" style:font-weight-asian="bold" style:font-size-complex="14pt" style:font-style-complex="italic" style:font-weight-complex="bold"/>
    </style:style>
    <style:style style:name="T21" style:family="text">
      <style:text-properties style:font-name="Times New Roman2" fo:font-size="14pt" fo:font-style="italic" fo:font-weight="bold" officeooo:rsid="00896bba" style:font-size-asian="12.25pt" style:font-style-asian="italic" style:font-weight-asian="bold" style:font-size-complex="14pt" style:font-style-complex="italic" style:font-weight-complex="bold"/>
    </style:style>
    <style:style style:name="T22" style:family="text">
      <style:text-properties style:font-name="Times New Roman2" fo:font-size="14pt" fo:font-weight="normal" officeooo:rsid="0083ff00" style:font-size-asian="12.25pt" style:font-weight-asian="normal" style:font-size-complex="14pt" style:font-weight-complex="normal"/>
    </style:style>
    <style:style style:name="T23" style:family="text">
      <style:text-properties style:font-name="Times New Roman2" fo:font-size="14pt" fo:font-weight="normal" officeooo:rsid="00873a80" style:font-size-asian="12.25pt" style:font-weight-asian="normal" style:font-size-complex="14pt" style:font-weight-complex="normal"/>
    </style:style>
    <style:style style:name="T24" style:family="text">
      <style:text-properties style:font-name="Times New Roman2" fo:font-size="14pt" fo:font-weight="normal" officeooo:rsid="0088bf54" style:font-size-asian="12.25pt" style:font-weight-asian="normal" style:font-size-complex="14pt" style:font-weight-complex="normal"/>
    </style:style>
    <style:style style:name="T25" style:family="text">
      <style:text-properties style:font-name="Times New Roman2" fo:font-size="14pt" fo:font-weight="normal" officeooo:rsid="0088f14b" style:font-size-asian="12.25pt" style:font-weight-asian="normal" style:font-size-complex="14pt" style:font-weight-complex="normal"/>
    </style:style>
    <style:style style:name="T26" style:family="text">
      <style:text-properties style:font-name="Times New Roman2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Times New Roman2" fo:font-size="14pt" fo:font-style="normal" fo:font-weight="normal" officeooo:rsid="00873a80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Times New Roman2" fo:font-size="14pt" fo:font-style="normal" fo:font-weight="normal" officeooo:rsid="00858cbc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Times New Roman2" fo:font-size="14pt" fo:font-style="normal" fo:font-weight="normal" officeooo:rsid="0088bf54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Times New Roman2" fo:font-size="14pt" fo:font-style="normal" fo:font-weight="normal" officeooo:rsid="00896bba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Times New Roman2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style:font-name-asian="Times New Roman3" style:font-size-asian="18pt" style:font-weight-asian="bold" style:font-name-complex="Times New Roman3" style:font-size-complex="14pt" style:font-weight-complex="bold"/>
    </style:style>
    <style:style style:name="T33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officeooo:rsid="0019e290" style:font-name-asian="Times New Roman3" style:font-size-asian="18pt" style:font-weight-asian="bold" style:font-name-complex="Times New Roman3" style:font-size-complex="14pt" style:font-weight-complex="bold"/>
    </style:style>
    <style:style style:name="T34" style:family="text">
      <style:text-properties fo:color="#000000" style:font-name="Times New Roman2" fo:font-size="14pt" fo:language="ru" fo:country="RU" style:font-name-asian="Times New Roman3" style:font-size-asian="12.25pt" style:language-asian="ru" style:country-asian="RU" style:font-name-complex="Times New Roman3" style:font-size-complex="14pt"/>
    </style:style>
    <style:style style:name="T35" style:family="text">
      <style:text-properties fo:color="#000000" style:font-name="Times New Roman2" fo:font-size="14pt" fo:language="ru" fo:country="RU" officeooo:rsid="001b4fb0" style:font-name-asian="Times New Roman3" style:font-size-asian="12.25pt" style:language-asian="ru" style:country-asian="RU" style:font-name-complex="Times New Roman3" style:font-size-complex="14pt"/>
    </style:style>
    <style:style style:name="T36" style:family="text">
      <style:text-properties fo:color="#000000" style:font-name="Times New Roman2" fo:font-size="14pt" fo:language="ru" fo:country="RU" officeooo:rsid="0048c09f" style:font-name-asian="Times New Roman3" style:font-size-asian="12.25pt" style:language-asian="ru" style:country-asian="RU" style:font-name-complex="Times New Roman3" style:font-size-complex="14pt"/>
    </style:style>
    <style:style style:name="T37" style:family="text">
      <style:text-properties fo:color="#000000" style:font-name="Times New Roman2" fo:font-size="14pt" fo:language="ru" fo:country="RU" officeooo:rsid="0083d097" style:font-name-asian="Times New Roman3" style:font-size-asian="12.25pt" style:language-asian="ru" style:country-asian="RU" style:font-name-complex="Times New Roman3" style:font-size-complex="14pt"/>
    </style:style>
    <style:style style:name="T38" style:family="text">
      <style:text-properties fo:color="#000000" style:font-name="Times New Roman2" fo:font-size="14pt" fo:language="ru" fo:country="RU" fo:font-weight="normal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39" style:family="text">
      <style:text-properties fo:color="#000000" style:font-name="Times New Roman2" fo:font-size="14pt" fo:language="ru" fo:country="RU" fo:font-weight="normal" officeooo:rsid="002d1a8c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40" style:family="text">
      <style:text-properties fo:color="#000000" style:font-name="Times New Roman2" fo:font-size="14pt" fo:language="ru" fo:country="RU" fo:font-weight="normal" officeooo:rsid="002f9743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41" style:family="text">
      <style:text-properties fo:color="#000000" style:font-name="Times New Roman2" fo:font-size="14pt" fo:language="ru" fo:country="RU" fo:font-weight="normal" officeooo:rsid="0019e290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42" style:family="text">
      <style:text-properties fo:color="#000000" style:font-name="Times New Roman2" fo:font-size="14pt" fo:language="ru" fo:country="RU" fo:font-weight="normal" officeooo:rsid="004765bb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43" style:family="text">
      <style:text-properties fo:color="#000000" style:font-name="Times New Roman2" fo:font-size="14pt" fo:language="ru" fo:country="RU" fo:font-weight="normal" officeooo:rsid="001ab047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44" style:family="text">
      <style:text-properties fo:color="#000000" style:font-name="Times New Roman2" fo:font-size="14pt" fo:language="ru" fo:country="RU" fo:font-weight="normal" officeooo:rsid="002ce9a5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45" style:family="text">
      <style:text-properties fo:color="#000000" style:font-name="Times New Roman2" fo:font-size="14pt" fo:language="ru" fo:country="RU" fo:font-weight="normal" officeooo:rsid="0048c09f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46" style:family="text">
      <style:text-properties fo:color="#000000" style:font-name="Times New Roman2" fo:font-size="14pt" fo:language="ru" fo:country="RU" fo:font-weight="normal" officeooo:rsid="005feecc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47" style:family="text">
      <style:text-properties fo:color="#000000" style:font-name="Times New Roman2" fo:font-size="14pt" fo:language="ru" fo:country="RU" fo:font-weight="normal" officeooo:rsid="00611be9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48" style:family="text">
      <style:text-properties fo:color="#000000" style:font-name="Times New Roman2" fo:font-size="14pt" fo:language="ru" fo:country="RU" fo:font-weight="normal" officeooo:rsid="00896bba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49" style:family="text">
      <style:text-properties fo:color="#000000" style:font-name="Times New Roman2" fo:font-size="14pt" fo:language="ru" fo:country="RU" fo:font-weight="normal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50" style:family="text">
      <style:text-properties fo:color="#000000" style:font-name="Times New Roman2" fo:font-size="14pt" fo:language="ru" fo:country="RU" fo:font-weight="normal" officeooo:rsid="002f9743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51" style:family="text">
      <style:text-properties fo:color="#000000" style:font-name="Times New Roman2" fo:font-size="14pt" fo:language="ru" fo:country="RU" fo:font-weight="normal" officeooo:rsid="0048c09f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52" style:family="text">
      <style:text-properties fo:color="#000000" style:font-name="Times New Roman2" fo:font-size="14pt" fo:language="ru" fo:country="RU" fo:font-weight="normal" officeooo:rsid="0048ec9c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53" style:family="text">
      <style:text-properties fo:color="#000000" style:font-name="Times New Roman2" fo:font-size="14pt" fo:language="ru" fo:country="RU" fo:font-weight="normal" officeooo:rsid="0049ed45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54" style:family="text">
      <style:text-properties fo:color="#000000" style:font-name="Times New Roman2" fo:font-size="14pt" fo:language="ru" fo:country="RU" fo:font-weight="normal" officeooo:rsid="004b2114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55" style:family="text">
      <style:text-properties fo:color="#000000" style:font-name="Times New Roman2" fo:font-size="14pt" fo:language="ru" fo:country="RU" fo:font-weight="normal" officeooo:rsid="004d1519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56" style:family="text">
      <style:text-properties fo:color="#000000" style:font-name="Times New Roman2" fo:font-size="14pt" fo:language="ru" fo:country="RU" fo:font-weight="normal" officeooo:rsid="00387b8e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57" style:family="text">
      <style:text-properties fo:color="#000000" style:font-name="Times New Roman2" fo:font-size="14pt" fo:language="ru" fo:country="RU" fo:font-weight="normal" officeooo:rsid="00440a4b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58" style:family="text">
      <style:text-properties fo:color="#000000" style:font-name="Times New Roman2" fo:font-size="14pt" fo:language="ru" fo:country="RU" fo:font-weight="normal" officeooo:rsid="004f4aaa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59" style:family="text">
      <style:text-properties fo:color="#000000" style:font-name="Times New Roman2" fo:font-size="14pt" fo:language="ru" fo:country="RU" fo:font-weight="normal" officeooo:rsid="004f877d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60" style:family="text">
      <style:text-properties fo:color="#000000" style:font-name="Times New Roman2" fo:font-size="14pt" fo:language="ru" fo:country="RU" fo:font-weight="normal" officeooo:rsid="0052bbfe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61" style:family="text">
      <style:text-properties fo:color="#000000" style:font-name="Times New Roman2" fo:font-size="14pt" fo:language="ru" fo:country="RU" fo:font-weight="normal" officeooo:rsid="0074b92a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62" style:family="text">
      <style:text-properties fo:color="#000000" style:font-name="Times New Roman2" fo:font-size="14pt" fo:language="ru" fo:country="RU" fo:font-weight="normal" officeooo:rsid="007c478a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63" style:family="text">
      <style:text-properties fo:color="#000000" style:font-name="Times New Roman2" fo:font-size="14pt" fo:language="ru" fo:country="RU" fo:font-weight="normal" officeooo:rsid="002817ca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64" style:family="text">
      <style:text-properties fo:color="#000000" style:font-name="Times New Roman2" fo:font-size="14pt" fo:language="ru" fo:country="RU" fo:font-style="italic" fo:font-weight="normal" officeooo:rsid="005feecc" style:font-name-asian="Times New Roman3" style:font-size-asian="12.25pt" style:language-asian="ru" style:country-asian="RU" style:font-style-asian="italic" style:font-weight-asian="normal" style:font-name-complex="Times New Roman3" style:font-size-complex="14pt" style:font-style-complex="italic" style:font-weight-complex="normal"/>
    </style:style>
    <style:style style:name="T65" style:family="text">
      <style:text-properties fo:color="#000000" style:font-name="Times New Roman2" fo:font-size="14pt" fo:language="ru" fo:country="RU" fo:font-style="italic" fo:font-weight="bold" officeooo:rsid="0083ff00" style:font-name-asian="Times New Roman3" style:font-size-asian="12.25pt" style:language-asian="ru" style:country-asian="RU" style:font-style-asian="italic" style:font-weight-asian="bold" style:font-name-complex="Times New Roman3" style:font-size-complex="14pt" style:font-style-complex="italic" style:font-weight-complex="bold"/>
    </style:style>
    <style:style style:name="T66" style:family="text">
      <style:text-properties fo:color="#000000" style:font-name="Times New Roman2" fo:font-size="14pt" fo:language="ru" fo:country="RU" fo:font-style="italic" fo:font-weight="bold" officeooo:rsid="0088bf54" style:font-name-asian="Times New Roman3" style:font-size-asian="12.25pt" style:language-asian="ru" style:country-asian="RU" style:font-style-asian="italic" style:font-weight-asian="bold" style:font-name-complex="Times New Roman3" style:font-size-complex="14pt" style:font-style-complex="italic" style:font-weight-complex="bold"/>
    </style:style>
    <style:style style:name="T67" style:family="text">
      <style:text-properties fo:color="#000000" style:font-name="Times New Roman2" fo:font-size="14pt" fo:language="ru" fo:country="RU" fo:font-style="italic" fo:font-weight="bold" officeooo:rsid="00896bba" style:font-name-asian="Times New Roman3" style:font-size-asian="12.25pt" style:language-asian="ru" style:country-asian="RU" style:font-style-asian="italic" style:font-weight-asian="bold" style:font-name-complex="Times New Roman3" style:font-size-complex="14pt" style:font-style-complex="italic" style:font-weight-complex="bold"/>
    </style:style>
    <style:style style:name="T68" style:family="text">
      <style:text-properties fo:color="#000000" style:font-name="Times New Roman2" fo:font-size="14pt" fo:language="en" fo:country="US" fo:font-weight="normal" officeooo:rsid="004f4aaa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69" style:family="text">
      <style:text-properties fo:color="#000000" style:font-name="Times New Roman2" fo:font-size="14pt" fo:language="en" fo:country="US" fo:font-weight="normal" officeooo:rsid="00526e35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70" style:family="text">
      <style:text-properties fo:color="#000000" style:font-name="Times New Roman2" fo:font-size="14pt" fo:font-weight="normal" officeooo:rsid="004b0752" style:font-size-asian="14pt" style:font-weight-asian="normal" style:font-size-complex="14pt" style:font-weight-complex="normal"/>
    </style:style>
    <style:style style:name="T71" style:family="text">
      <style:text-properties fo:color="#000000" style:font-name="Times New Roman2" fo:language="ru" fo:country="RU" fo:font-weight="bold" style:font-name-asian="Times New Roman3" style:language-asian="ru" style:country-asian="RU" style:font-weight-asian="bold" style:font-name-complex="Times New Roman3"/>
    </style:style>
    <style:style style:name="T72" style:family="text">
      <style:text-properties fo:color="#000000" style:font-name="Times New Roman2" fo:language="ru" fo:country="RU" fo:font-weight="bold" style:font-name-asian="Times New Roman3" style:language-asian="ru" style:country-asian="RU" style:font-weight-asian="bold" style:font-name-complex="Times New Roman3" style:font-weight-complex="bold"/>
    </style:style>
    <style:style style:name="T73" style:family="text">
      <style:text-properties fo:color="#000000" style:font-name="Times New Roman2" fo:language="ru" fo:country="RU" fo:font-weight="bold" officeooo:rsid="001b4fb0" style:font-name-asian="Times New Roman3" style:language-asian="ru" style:country-asian="RU" style:font-weight-asian="bold" style:font-name-complex="Times New Roman3"/>
    </style:style>
    <style:style style:name="T74" style:family="text">
      <style:text-properties fo:color="#000000" style:font-name="Times New Roman2" fo:language="ru" fo:country="RU" style:font-name-asian="Times New Roman3" style:language-asian="ru" style:country-asian="RU" style:font-name-complex="Times New Roman3"/>
    </style:style>
    <style:style style:name="T75" style:family="text">
      <style:text-properties fo:color="#000000" style:font-name="Times New Roman2" fo:language="ru" fo:country="RU" officeooo:rsid="001b4fb0" style:font-name-asian="Times New Roman3" style:language-asian="ru" style:country-asian="RU" style:font-name-complex="Times New Roman3"/>
    </style:style>
    <style:style style:name="T76" style:family="text">
      <style:text-properties fo:color="#000000" style:font-name="Times New Roman2" fo:language="ru" fo:country="RU" officeooo:rsid="0045cb18" style:font-name-asian="Times New Roman3" style:language-asian="ru" style:country-asian="RU" style:font-name-complex="Times New Roman3"/>
    </style:style>
    <style:style style:name="T77" style:family="text">
      <style:text-properties fo:color="#000000" style:font-name="Times New Roman2" fo:language="ru" fo:country="RU" officeooo:rsid="004846a5" style:font-name-asian="Times New Roman3" style:language-asian="ru" style:country-asian="RU" style:font-name-complex="Times New Roman3"/>
    </style:style>
    <style:style style:name="T78" style:family="text">
      <style:text-properties fo:color="#000000" style:font-name="Times New Roman2" fo:language="ru" fo:country="RU" officeooo:rsid="00804256" style:font-name-asian="Times New Roman3" style:language-asian="ru" style:country-asian="RU" style:font-name-complex="Times New Roman3"/>
    </style:style>
    <style:style style:name="T79" style:family="text">
      <style:text-properties fo:color="#000000" style:font-name="Times New Roman2" fo:language="ru" fo:country="RU" officeooo:rsid="00822490" style:font-name-asian="Times New Roman3" style:language-asian="ru" style:country-asian="RU" style:font-name-complex="Times New Roman3"/>
    </style:style>
    <style:style style:name="T80" style:family="text">
      <style:text-properties fo:color="#000000" style:font-name="Times New Roman2" fo:language="en" fo:country="US" style:font-name-asian="Times New Roman3" style:language-asian="ru" style:country-asian="RU" style:font-name-complex="Times New Roman3"/>
    </style:style>
    <style:style style:name="T81" style:family="text">
      <style:text-properties fo:color="#000000" style:font-name="Times New Roman2" fo:language="en" fo:country="US" officeooo:rsid="00804256" style:font-name-asian="Times New Roman3" style:language-asian="ru" style:country-asian="RU" style:font-name-complex="Times New Roman3"/>
    </style:style>
    <style:style style:name="T82" style:family="text">
      <style:text-properties fo:color="#000000" style:font-name="Times New Roman2" style:font-name-asian="Times New Roman3" style:language-asian="ru" style:country-asian="RU" style:font-name-complex="Times New Roman3"/>
    </style:style>
    <style:style style:name="T83" style:family="text">
      <style:text-properties fo:color="#000000" style:font-name="Times New Roman2" officeooo:rsid="00540a5c" style:font-name-asian="Times New Roman3" style:language-asian="ru" style:country-asian="RU" style:font-name-complex="Times New Roman3"/>
    </style:style>
    <style:style style:name="T84" style:family="text">
      <style:text-properties fo:color="#000000" fo:language="ru" fo:country="RU" style:font-name-asian="Times New Roman3" style:language-asian="ru" style:country-asian="RU" style:font-name-complex="Times New Roman3"/>
    </style:style>
    <style:style style:name="T85" style:family="text">
      <style:text-properties fo:color="#000000" fo:language="ru" fo:country="RU" officeooo:rsid="002362e6" style:font-name-asian="Times New Roman3" style:language-asian="ru" style:country-asian="RU" style:font-name-complex="Times New Roman3"/>
    </style:style>
    <style:style style:name="T86" style:family="text">
      <style:text-properties fo:color="#000000" fo:language="ru" fo:country="RU" officeooo:rsid="00261220" style:font-name-asian="Times New Roman3" style:language-asian="ru" style:country-asian="RU" style:font-name-complex="Times New Roman3"/>
    </style:style>
    <style:style style:name="T87" style:family="text">
      <style:text-properties fo:color="#000000" fo:language="ru" fo:country="RU" officeooo:rsid="00371f24" style:font-name-asian="Times New Roman3" style:language-asian="ru" style:country-asian="RU" style:font-name-complex="Times New Roman3"/>
    </style:style>
    <style:style style:name="T88" style:family="text">
      <style:text-properties fo:color="#000000" fo:language="ru" fo:country="RU" officeooo:rsid="005e2cb9" style:font-name-asian="Times New Roman3" style:language-asian="ru" style:country-asian="RU" style:font-name-complex="Times New Roman3"/>
    </style:style>
    <style:style style:name="T89" style:family="text">
      <style:text-properties fo:color="#000000" fo:language="ru" fo:country="RU" officeooo:rsid="00647e50" style:font-name-asian="Times New Roman3" style:language-asian="ru" style:country-asian="RU" style:font-name-complex="Times New Roman3"/>
    </style:style>
    <style:style style:name="T90" style:family="text">
      <style:text-properties fo:color="#000000" fo:language="ru" fo:country="RU" officeooo:rsid="006a711a" style:font-name-asian="Times New Roman3" style:language-asian="ru" style:country-asian="RU" style:font-name-complex="Times New Roman3"/>
    </style:style>
    <style:style style:name="T91" style:family="text">
      <style:text-properties fo:color="#000000" fo:language="ru" fo:country="RU" officeooo:rsid="007c478a" style:font-name-asian="Times New Roman3" style:language-asian="ru" style:country-asian="RU" style:font-name-complex="Times New Roman3"/>
    </style:style>
    <style:style style:name="T92" style:family="text">
      <style:text-properties fo:color="#000000" fo:language="ru" fo:country="RU" officeooo:rsid="00896bba" style:font-name-asian="Times New Roman3" style:language-asian="ru" style:country-asian="RU" style:font-name-complex="Times New Roman3"/>
    </style:style>
    <style:style style:name="T93" style:family="text">
      <style:text-properties fo:color="#000000" fo:language="ru" fo:country="RU" fo:font-style="italic" officeooo:rsid="005e2cb9" style:font-name-asian="Times New Roman3" style:language-asian="ru" style:country-asian="RU" style:font-style-asian="italic" style:font-name-complex="Times New Roman3" style:font-style-complex="italic"/>
    </style:style>
    <style:style style:name="T94" style:family="text">
      <style:text-properties fo:color="#000000" fo:language="ru" fo:country="RU" fo:font-style="italic" officeooo:rsid="00858cbc" style:font-name-asian="Times New Roman3" style:language-asian="ru" style:country-asian="RU" style:font-style-asian="italic" style:font-name-complex="Times New Roman3" style:font-style-complex="italic"/>
    </style:style>
    <style:style style:name="T95" style:family="text">
      <style:text-properties fo:color="#000000" fo:language="ru" fo:country="RU" fo:font-style="italic" fo:font-weight="bold" officeooo:rsid="0083ff00" style:font-name-asian="Times New Roman3" style:language-asian="ru" style:country-asian="RU" style:font-style-asian="italic" style:font-weight-asian="bold" style:font-name-complex="Times New Roman3" style:font-style-complex="italic" style:font-weight-complex="bold"/>
    </style:style>
    <style:style style:name="T96" style:family="text">
      <style:text-properties fo:color="#000000" fo:language="ru" fo:country="RU" fo:font-style="italic" fo:font-weight="bold" officeooo:rsid="00858cbc" style:font-name-asian="Times New Roman3" style:language-asian="ru" style:country-asian="RU" style:font-style-asian="italic" style:font-weight-asian="bold" style:font-name-complex="Times New Roman3" style:font-style-complex="italic" style:font-weight-complex="bold"/>
    </style:style>
    <style:style style:name="T97" style:family="text">
      <style:text-properties fo:color="#000000" fo:language="ru" fo:country="RU" fo:font-style="italic" fo:font-weight="bold" officeooo:rsid="0088bf54" style:font-name-asian="Times New Roman3" style:language-asian="ru" style:country-asian="RU" style:font-style-asian="italic" style:font-weight-asian="bold" style:font-name-complex="Times New Roman3" style:font-style-complex="italic" style:font-weight-complex="bold"/>
    </style:style>
    <style:style style:name="T98" style:family="text">
      <style:text-properties fo:color="#000000" fo:language="ru" fo:country="RU" fo:font-style="italic" fo:font-weight="bold" officeooo:rsid="00896bba" style:font-name-asian="Times New Roman3" style:language-asian="ru" style:country-asian="RU" style:font-style-asian="italic" style:font-weight-asian="bold" style:font-name-complex="Times New Roman3" style:font-style-complex="italic" style:font-weight-complex="bold"/>
    </style:style>
    <style:style style:name="T99" style:family="text">
      <style:text-properties fo:color="#000000" fo:language="ru" fo:country="RU" fo:font-style="italic" fo:font-weight="bold" officeooo:rsid="00873a80" style:font-name-asian="Times New Roman3" style:language-asian="ru" style:country-asian="RU" style:font-style-asian="italic" style:font-weight-asian="bold" style:font-name-complex="Times New Roman3" style:font-style-complex="italic" style:font-weight-complex="bold"/>
    </style:style>
    <style:style style:name="T100" style:family="text">
      <style:text-properties fo:color="#000000" fo:language="ru" fo:country="RU" style:font-name-asian="Calibri1" style:font-name-complex="Times New Roman3"/>
    </style:style>
    <style:style style:name="T101" style:family="text">
      <style:text-properties fo:color="#000000" fo:language="ru" fo:country="RU" officeooo:rsid="007a52a8" style:font-name-asian="Calibri1" style:font-name-complex="Times New Roman3"/>
    </style:style>
    <style:style style:name="T102" style:family="text">
      <style:text-properties fo:color="#000000" fo:language="en" fo:country="US" style:font-name-asian="Times New Roman3" style:language-asian="ru" style:country-asian="RU" style:font-name-complex="Times New Roman3"/>
    </style:style>
    <style:style style:name="T103" style:family="text">
      <style:text-properties fo:color="#000000" style:font-name="Consolas" fo:language="en" fo:country="US" officeooo:rsid="00540a5c" style:font-name-asian="Times New Roman3" style:language-asian="ru" style:country-asian="RU" style:font-name-complex="Times New Roman3"/>
    </style:style>
    <style:style style:name="T104" style:family="text">
      <style:text-properties fo:color="#000000" style:font-name="Consolas" fo:font-size="14pt" fo:font-weight="bold" style:font-size-asian="14pt" style:font-weight-asian="bold" style:font-size-complex="14pt" style:font-weight-complex="bold"/>
    </style:style>
    <style:style style:name="T105" style:family="text">
      <style:text-properties fo:color="#000000" style:font-name="Consolas" fo:font-size="14pt" fo:font-weight="bold" officeooo:rsid="005435d9" style:font-size-asian="14pt" style:font-weight-asian="bold" style:font-size-complex="14pt" style:font-weight-complex="bold"/>
    </style:style>
    <style:style style:name="T106" style:family="text">
      <style:text-properties fo:color="#000000" fo:font-size="14pt" fo:font-weight="normal" officeooo:rsid="002f0031" style:font-size-asian="14pt" style:font-weight-asian="normal" style:font-size-complex="14pt" style:font-weight-complex="normal"/>
    </style:style>
    <style:style style:name="T107" style:family="text">
      <style:text-properties fo:color="#000000" fo:font-size="14pt" fo:language="en" fo:country="US" officeooo:rsid="001f068f" style:font-size-asian="14pt" style:font-size-complex="14pt"/>
    </style:style>
    <style:style style:name="T108" style:family="text">
      <style:text-properties fo:color="#000000" fo:font-size="14pt" fo:language="en" fo:country="US" officeooo:rsid="0059facc" style:font-size-asian="14pt" style:font-size-complex="14pt"/>
    </style:style>
    <style:style style:name="T109" style:family="text">
      <style:text-properties fo:color="#000000" fo:font-size="14pt" fo:language="en" fo:country="US" officeooo:rsid="005873ab" style:font-size-asian="14pt" style:font-size-complex="14pt"/>
    </style:style>
    <style:style style:name="T110" style:family="text">
      <style:text-properties fo:color="#000000" fo:font-size="14pt" fo:language="en" fo:country="US" officeooo:rsid="0058b97b" style:font-size-asian="14pt" style:font-size-complex="14pt"/>
    </style:style>
    <style:style style:name="T111" style:family="text">
      <style:text-properties fo:color="#000000" fo:font-size="14pt" fo:language="en" fo:country="US" officeooo:rsid="00594d50" style:font-size-asian="14pt" style:font-size-complex="14pt"/>
    </style:style>
    <style:style style:name="T112" style:family="text">
      <style:text-properties fo:color="#000000" fo:font-size="14pt" fo:language="ru" fo:country="RU" style:font-size-asian="14pt" style:font-size-complex="14pt"/>
    </style:style>
    <style:style style:name="T113" style:family="text">
      <style:text-properties fo:color="#000000" fo:font-size="14pt" fo:language="ru" fo:country="RU" officeooo:rsid="005873ab" style:font-size-asian="14pt" style:font-size-complex="14pt"/>
    </style:style>
    <style:style style:name="T114" style:family="text">
      <style:text-properties fo:color="#000000" fo:font-size="14pt" fo:language="ru" fo:country="RU" officeooo:rsid="00578dc5" style:font-size-asian="14pt" style:font-size-complex="14pt"/>
    </style:style>
    <style:style style:name="T115" style:family="text">
      <style:text-properties fo:color="#000000" fo:font-size="14pt" fo:language="ru" fo:country="RU" officeooo:rsid="005c84e0" style:font-size-asian="14pt" style:font-size-complex="14pt"/>
    </style:style>
    <style:style style:name="T116" style:family="text">
      <style:text-properties fo:color="#000000" fo:font-size="14pt" fo:language="ru" fo:country="RU" officeooo:rsid="0059facc" style:font-size-asian="14pt" style:font-size-complex="14pt"/>
    </style:style>
    <style:style style:name="T117" style:family="text">
      <style:text-properties fo:color="#000000" fo:font-size="15pt" fo:language="en" fo:country="US" officeooo:rsid="001b4fb0" style:font-name-asian="Times New Roman3" style:font-size-asian="13.1000003814697pt" style:language-asian="ru" style:country-asian="RU" style:font-name-complex="Times New Roman3" style:font-size-complex="15pt"/>
    </style:style>
    <style:style style:name="T118" style:family="text">
      <style:text-properties fo:color="#000000" fo:font-size="15pt" fo:language="ru" fo:country="RU" officeooo:rsid="001b4fb0" style:font-name-asian="Times New Roman3" style:font-size-asian="13.1000003814697pt" style:language-asian="ru" style:country-asian="RU" style:font-name-complex="Times New Roman3" style:font-size-complex="15pt"/>
    </style:style>
    <style:style style:name="T119" style:family="text">
      <style:text-properties fo:language="ru" fo:country="RU"/>
    </style:style>
    <style:style style:name="T120" style:family="text">
      <style:text-properties fo:language="ru" fo:country="RU" officeooo:rsid="006a711a"/>
    </style:style>
    <style:style style:name="T121" style:family="text">
      <style:text-properties fo:language="ru" fo:country="RU" style:font-name-asian="Calibri1" style:font-name-complex="Times New Roman3"/>
    </style:style>
    <style:style style:name="T122" style:family="text">
      <style:text-properties fo:language="ru" fo:country="RU" officeooo:rsid="007a52a8" style:font-name-asian="Calibri1" style:font-name-complex="Times New Roman3"/>
    </style:style>
    <style:style style:name="T123" style:family="text">
      <style:text-properties fo:language="ru" fo:country="RU" officeooo:rsid="00208f20"/>
    </style:style>
    <style:style style:name="T124" style:family="text">
      <style:text-properties fo:language="ru" fo:country="RU" officeooo:rsid="0059facc"/>
    </style:style>
    <style:style style:name="T125" style:family="text">
      <style:text-properties fo:language="ru" fo:country="RU" officeooo:rsid="005a4802"/>
    </style:style>
    <style:style style:name="T126" style:family="text">
      <style:text-properties fo:language="en" fo:country="US" officeooo:rsid="0032fd33"/>
    </style:style>
    <style:style style:name="T127" style:family="text">
      <style:text-properties fo:language="en" fo:country="US" fo:font-weight="normal" officeooo:rsid="00540a5c" style:font-name-asian="Times New Roman3" style:font-size-asian="12.25pt" style:language-asian="ru" style:country-asian="RU" style:font-weight-asian="normal" style:font-name-complex="Times New Roman3" style:font-weight-complex="normal"/>
    </style:style>
    <style:style style:name="T128" style:family="text">
      <style:text-properties fo:language="en" fo:country="US" style:font-name-asian="Calibri1" style:font-name-complex="Times New Roman3"/>
    </style:style>
    <style:style style:name="T129" style:family="text">
      <style:text-properties fo:language="en" fo:country="US" officeooo:rsid="006a711a" style:font-name-asian="Calibri1" style:font-name-complex="Times New Roman3"/>
    </style:style>
    <style:style style:name="T130" style:family="text">
      <style:text-properties fo:language="en" fo:country="US" officeooo:rsid="007a52a8" style:font-name-asian="Calibri1" style:font-name-complex="Times New Roman3"/>
    </style:style>
    <style:style style:name="T131" style:family="text">
      <style:text-properties officeooo:rsid="0048ec9c" style:font-size-asian="14pt"/>
    </style:style>
    <style:style style:name="T132" style:family="text">
      <style:text-properties fo:font-variant="normal" fo:text-transform="none" fo:color="#000000" style:font-name="Times New Roman2" fo:font-size="14pt" fo:letter-spacing="normal" fo:font-style="normal" fo:font-weight="normal" style:font-size-asian="14pt" style:font-size-complex="14pt"/>
    </style:style>
    <style:style style:name="T133" style:family="text">
      <style:text-properties fo:font-variant="normal" fo:text-transform="none" fo:color="#000000" style:font-name="Times New Roman2" fo:font-size="14pt" fo:letter-spacing="normal" fo:font-style="normal" fo:font-weight="normal" officeooo:rsid="004765bb" style:font-size-asian="14pt" style:font-size-complex="14pt"/>
    </style:style>
    <style:style style:name="T134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19e290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135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04846a5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136" style:family="text">
      <style:text-properties officeooo:rsid="004846a5"/>
    </style:style>
    <style:style style:name="T137" style:family="text">
      <style:text-properties officeooo:rsid="0048c09f"/>
    </style:style>
    <style:style style:name="T138" style:family="text">
      <style:text-properties officeooo:rsid="002ce9a5"/>
    </style:style>
    <style:style style:name="T139" style:family="text">
      <style:text-properties officeooo:rsid="002d1a8c"/>
    </style:style>
    <style:style style:name="T140" style:family="text">
      <style:text-properties officeooo:rsid="0049b02c"/>
    </style:style>
    <style:style style:name="T141" style:family="text">
      <style:text-properties officeooo:rsid="004b0752"/>
    </style:style>
    <style:style style:name="T142" style:family="text">
      <style:text-properties officeooo:rsid="00540a5c"/>
    </style:style>
    <style:style style:name="T143" style:family="text">
      <style:text-properties officeooo:rsid="00554db5"/>
    </style:style>
    <style:style style:name="T144" style:family="text">
      <style:text-properties officeooo:rsid="00561b5b"/>
    </style:style>
    <style:style style:name="T145" style:family="text">
      <style:text-properties officeooo:rsid="006a711a"/>
    </style:style>
    <style:style style:name="T146" style:family="text">
      <style:text-properties officeooo:rsid="006c36a2"/>
    </style:style>
    <style:style style:name="T147" style:family="text">
      <style:text-properties officeooo:rsid="006fc209"/>
    </style:style>
    <style:style style:name="T148" style:family="text">
      <style:text-properties style:font-name-asian="Calibri1" style:font-name-complex="Times New Roman3"/>
    </style:style>
    <style:style style:name="T149" style:family="text">
      <style:text-properties officeooo:rsid="006a711a" style:font-name-asian="Calibri1" style:font-name-complex="Times New Roman3"/>
    </style:style>
    <style:style style:name="T150" style:family="text">
      <style:text-properties officeooo:rsid="0031292b" style:font-name-asian="Calibri1" style:font-name-complex="Times New Roman3"/>
    </style:style>
    <style:style style:name="T151" style:family="text">
      <style:text-properties fo:font-variant="small-caps" style:font-name="Times New Roman2" fo:font-size="20pt" fo:letter-spacing="0.009cm" fo:font-weight="bold" officeooo:rsid="007c478a" style:font-size-asian="20pt" style:font-weight-asian="bold" style:font-size-complex="20pt" style:font-weight-complex="bold"/>
    </style:style>
    <style:style style:name="T152" style:family="text">
      <style:text-properties officeooo:rsid="007df845"/>
    </style:style>
    <style:style style:name="T153" style:family="text">
      <style:text-properties officeooo:rsid="007e5d98"/>
    </style:style>
    <style:style style:name="T154" style:family="text">
      <style:text-properties officeooo:rsid="005873ab"/>
    </style:style>
    <style:style style:name="T155" style:family="text">
      <style:text-properties fo:font-size="20pt" style:font-size-asian="20pt" style:font-size-complex="20pt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officeooo:rsid="00858cbc" style:font-style-asian="italic" style:font-style-complex="italic"/>
    </style:style>
    <style:style style:name="T158" style:family="text">
      <style:text-properties fo:font-style="italic" officeooo:rsid="00873a80" style:font-style-asian="italic" style:font-style-complex="italic"/>
    </style:style>
    <style:style style:name="T159" style:family="text">
      <style:text-properties fo:font-style="italic" fo:font-weight="bold" officeooo:rsid="0083ff00" style:font-style-asian="italic" style:font-weight-asian="bold" style:font-style-complex="italic" style:font-weight-complex="bold"/>
    </style:style>
    <style:style style:name="T160" style:family="text">
      <style:text-properties fo:font-style="italic" fo:font-weight="bold" officeooo:rsid="00858cbc" style:font-style-asian="italic" style:font-weight-asian="bold" style:font-style-complex="italic" style:font-weight-complex="bold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fo:font-style="normal" officeooo:rsid="00858cbc" style:font-style-asian="normal" style:font-style-complex="normal"/>
    </style:style>
    <style:style style:name="T163" style:family="text">
      <style:text-properties fo:font-style="normal" officeooo:rsid="00873a80" style:font-style-asian="normal" style:font-style-complex="normal"/>
    </style:style>
    <style:style style:name="T164" style:family="text">
      <style:text-properties fo:font-style="normal" officeooo:rsid="0088bf54" style:font-style-asian="normal" style:font-style-complex="normal"/>
    </style:style>
    <style:style style:name="T165" style:family="text">
      <style:text-properties officeooo:rsid="00858cbc"/>
    </style:style>
    <style:style style:name="T166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draw:frame draw:style-name="fr1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5">Министерство науки и высшего образования Российской Федерации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74">«Московский государственный технический университет</text:p>
            <text:p text:style-name="P74">имени Н.Э. Баумана</text:p>
            <text:p text:style-name="P15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24"/>
      <text:p text:style-name="P29"/>
      <text:p text:style-name="P22"><text:span text:style-name="T1">ФАКУЛЬТЕТ <text:tab/></text:span><text:span text:style-name="T2">Информатика и системы управления</text:span></text:p>
      <text:p text:style-name="P13"/>
      <text:p text:style-name="P13">КАФЕДРА <text:tab/><text:tab/>Программное обеспечение ЭВМ и информационные технологии</text:p>
      <text:p text:style-name="P14"/>
      <text:p text:style-name="P17"/>
      <text:p text:style-name="P17"/>
      <text:p text:style-name="P23"><text:span text:style-name="T32">ОТЧЕТ ПО </text:span><text:span text:style-name="T33">ЛАБОРАТОРНОЙ РАБОТЕ №1 «ДЛИННАЯ АРИФМЕТИКА»</text:span></text:p>
      <text:p text:style-name="P17"/>
      <text:p text:style-name="P17"/>
      <text:p text:style-name="P22"><text:span text:style-name="T3">Студент<text:tab/><text:tab/><text:tab/></text:span><text:span text:style-name="T5">Цветков Иван Алексеевич</text:span></text:p>
      <text:p text:style-name="P18"/>
      <text:p text:style-name="P22"><text:span text:style-name="T3">Группа<text:tab/><text:tab/><text:tab/>ИУ7 – </text:span><text:span text:style-name="T4">3</text:span><text:span text:style-name="T5">3</text:span><text:span text:style-name="T3">Б </text:span></text:p>
      <text:p text:style-name="P19"/>
      <text:p text:style-name="P16"/>
      <text:p text:style-name="P16"/>
      <text:p text:style-name="P16"/>
      <text:p text:style-name="P16"/>
      <text:p text:style-name="P16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21"/>
      <text:p text:style-name="P20"/>
      <text:p text:style-name="P23"><text:span text:style-name="T6">20</text:span><text:span text:style-name="T7">20</text:span><text:span text:style-name="T6"> <text:s text:c="4"/></text:span><text:span text:style-name="T8">г.</text:span></text:p>
      <text:h text:style-name="P44" text:outline-level="1"><text:bookmark-start text:name="__RefHeading___Toc1493_1224043242"/><text:soft-page-break/>Описание условия задачи<text:bookmark-end text:name="__RefHeading___Toc1493_1224043242"/></text:h>
      <text:p text:style-name="P40"><text:span text:style-name="T41">Смоделировать операцию </text:span><text:span text:style-name="T42">умножения</text:span><text:span text:style-name="T41"> </text:span><text:span text:style-name="T42">действительного числа</text:span><text:span text:style-name="T41"> на действительное число в форме </text:span><text:span text:style-name="T43">+\-</text:span><text:span text:style-name="T41">m.n Е </text:span><text:span text:style-name="T43">+\-</text:span><text:span text:style-name="T41">K, где суммарная длина мантиссы (m+n) - до 30 значащих цифр, а величина порядка K - до 5 цифр. Результат выдать в форме </text:span><text:span text:style-name="T43">+\-</text:span><text:span text:style-name="T41">0.m1 Е </text:span><text:span text:style-name="T43">+\-</text:span><text:span text:style-name="T41">K1, где m1 - до 30 значащих цифр, а K1 - до 5 цифр. </text:span></text:p>
      <text:p text:style-name="P31"/>
      <text:p text:style-name="P41"><text:span text:style-name="T41">Д</text:span><text:span text:style-name="T42">есятичное число должно представляться с точкой и экспонентой, а также с обязательным указанием знаков мантиссы и степени, причем возможны подобные варианты записи числа с точкой: </text:span><text:span text:style-name="T132"><text:s/></text:span></text:p>
      <text:p text:style-name="P41"><text:span text:style-name="T133">+</text:span><text:span text:style-name="T132">.00025</text:span><text:span text:style-name="T133">E+0</text:span><text:span text:style-name="T132">, +123001.</text:span><text:span text:style-name="T133">E-5</text:span><text:span text:style-name="T132">, – </text:span><text:span text:style-name="T133">159.</text:span><text:span text:style-name="T132">456</text:span><text:span text:style-name="T133">E+5</text:span><text:span text:style-name="T132">.</text:span></text:p>
      <text:p text:style-name="P43"><text:span text:style-name="T134">Если при </text:span><text:span text:style-name="T135">перемножении</text:span><text:span text:style-name="T134"> чисел длина мантиссы стала больше 30 знаков, то</text:span></text:p>
      <text:p text:style-name="P81">необходимо произвести округление – <text:span text:style-name="T136">если 31-ый знак больше и равен <text:s text:c="5"/>5-ти, то число округлется по законам математики, а если 31-ый знак меньше, то он все последующие знаки отбрасываются.</text:span></text:p>
      <text:p text:style-name="P80"><text:tab/> <text:s text:c="4"/>При разработке интерфейса программы следует предусмотреть:</text:p>
      <text:list xml:id="list3513431266" text:style-name="L1">
        <text:list-item>
          <text:p text:style-name="P141">указание операции, производимой программой,</text:p>
        </text:list-item>
        <text:list-item>
          <text:p text:style-name="P142">указание формата и диапазона вводимых данных,</text:p>
        </text:list-item>
        <text:list-item>
          <text:p text:style-name="P142">указание формата выводимых данных,</text:p>
        </text:list-item>
        <text:list-item>
          <text:p text:style-name="P142">наличие пояснений при выводе результата.</text:p>
        </text:list-item>
      </text:list>
      <text:h text:style-name="P44" text:outline-level="1"><text:bookmark-start text:name="__RefHeading___Toc1495_1224043242"/>Описание технического задания<text:bookmark-end text:name="__RefHeading___Toc1495_1224043242"/></text:h>
      <text:list xml:id="list1608934947" text:style-name="L2">
        <text:list-header>
          <text:p text:style-name="P92">Входные данные:</text:p>
        </text:list-header>
      </text:list>
      <text:p text:style-name="P77"/>
      <text:list xml:id="list11532984242830" text:continue-numbering="true" text:style-name="L2">
        <text:list-header>
          <text:p text:style-name="P93"><text:span text:style-name="T72">Действительное число:</text:span><text:span text:style-name="T74"> строка, содержащая вещественное число в виде </text:span><text:span text:style-name="T80">&lt;+\-m.nE+\-K&gt;. </text:span><text:span text:style-name="T74">Знак перед числом и перед порядком обязательно </text:span><text:span text:style-name="T77">нужно в</text:span><text:span text:style-name="T76">водить. </text:span><text:span text:style-name="T78">Та</text:span><text:span text:style-name="T77">кже знак </text:span><text:span text:style-name="T74">экспоненты </text:span><text:span text:style-name="T80">&lt;E&gt; </text:span><text:span text:style-name="T81">нужно вводить обязательно и в верхнем регистре</text:span><text:span text:style-name="T74">. Суммарная длина </text:span><text:span text:style-name="T80">&lt;m+n&gt; - </text:span><text:span text:style-name="T74">до 31 цифры, включая точку; длина порядка — до 5 цифр. </text:span><text:span text:style-name="T79">Пробелы при вводе числа недопустимы.</text:span></text:p>
          <text:p text:style-name="P94"/>
          <text:p text:style-name="P96">Выходные данные:</text:p>
          <text:p text:style-name="P98"><text:span text:style-name="T74">Длинное число в виде </text:span><text:span text:style-name="T80">&lt;</text:span><text:span text:style-name="T74">+\-0.</text:span><text:span text:style-name="T80">m1E+\-K1&gt;. </text:span><text:span text:style-name="T74">Длинна мантиссы </text:span><text:span text:style-name="T80">&lt;m1&gt; - </text:span><text:span text:style-name="T74">до 30 цифр; длинна порядка </text:span><text:span text:style-name="T80">&lt;K1&gt;</text:span><text:span text:style-name="T74"> — до 5 цифр.</text:span></text:p>
        </text:list-header>
      </text:list>
      <text:p text:style-name="P97"/>
      <text:p text:style-name="P97"/>
      <text:list xml:id="list11533191016185" text:continue-numbering="true" text:style-name="L2">
        <text:list-header>
          <text:p text:style-name="P96"><text:soft-page-break/>Действие программы:</text:p>
          <text:p text:style-name="P95"><text:span text:style-name="T136">Перемножение вещественных чисел</text:span>.</text:p>
          <text:p text:style-name="P99"><text:span text:style-name="T71">Обращение к программе:</text:span><text:span text:style-name="T73"> </text:span></text:p>
          <text:p text:style-name="P100"><text:span text:style-name="T75">З</text:span><text:span text:style-name="T35">апускается через терминал </text:span><text:span text:style-name="T37">командой ./app.exe в директории с программой.</text:span></text:p>
          <text:p text:style-name="P95"/>
          <text:p text:style-name="P101"><text:span text:style-name="T35">А</text:span><text:span text:style-name="T34">варийные ситуации:</text:span></text:p>
        </text:list-header>
        <text:list-item>
          <text:p text:style-name="P102"><text:span text:style-name="T44">Некорректный ввод: строка с </text:span><text:span text:style-name="T45">действительным</text:span><text:span text:style-name="T44"> числом </text:span><text:span text:style-name="T45">не </text:span><text:span text:style-name="T44">содержит </text:span><text:span text:style-name="T45">знак мантиссы</text:span><text:span text:style-name="T44"> (+\-).</text:span></text:p>
          <text:p text:style-name="P103"><text:span text:style-name="T44">На выходе сообщение</text:span><text:span text:style-name="T39">: «</text:span><text:span text:style-name="T51">ERR_UNRIGHT_MANTISS_SIGN</text:span><text:span text:style-name="T39">»</text:span></text:p>
        </text:list-item>
        <text:list-item>
          <text:p text:style-name="P108"><text:span text:style-name="T34">Некорректный ввод: строка с вещественным числом содержит символ не цифру </text:span><text:span text:style-name="T36">и не «.»</text:span><text:span text:style-name="T34">.</text:span></text:p>
          <text:p text:style-name="P104"><text:span text:style-name="T39">На выходе сообщение: «</text:span><text:span text:style-name="T51">ERR_UNRIGHT_MANTISS_NUMBER</text:span><text:span text:style-name="T106">»</text:span></text:p>
        </text:list-item>
        <text:list-item>
          <text:p text:style-name="P109">Некорректный ввод: <text:span text:style-name="T138">строка с </text:span><text:span text:style-name="T137">действительным</text:span><text:span text:style-name="T138"> числом </text:span><text:span text:style-name="T137">не </text:span><text:span text:style-name="T138">содержит </text:span><text:span text:style-name="T137">знак экспоненты</text:span></text:p>
          <text:p text:style-name="P103"><text:span text:style-name="T40">На выходе сообщение: «</text:span><text:span text:style-name="T51">ERR_NO_EPSILON</text:span><text:span text:style-name="T40">»</text:span></text:p>
        </text:list-item>
        <text:list-item>
          <text:p text:style-name="P109">Некорректный ввод: <text:span text:style-name="T139">строка с вещественным числом содержит </text:span><text:span text:style-name="T137">более одной точки</text:span>.</text:p>
          <text:p text:style-name="P104"><text:span text:style-name="T40">На выходе сообщение: «</text:span><text:span text:style-name="T51">ERR_TOO_MUCH_POINTS</text:span><text:span text:style-name="T40">»</text:span></text:p>
        </text:list-item>
        <text:list-item>
          <text:p text:style-name="P110">Некорректный ввод: превышение длины при вводе вещественного числа (больше 31 цифры, включая точку)</text:p>
          <text:p text:style-name="P103"><text:span text:style-name="T40">На выходе сообщение: «</text:span><text:span text:style-name="T52">ERR_</text:span><text:span text:style-name="T53">MANTISSA_TOO_LONG</text:span><text:span text:style-name="T40">»</text:span></text:p>
        </text:list-item>
        <text:list-item>
          <text:p text:style-name="P111"><text:span text:style-name="T40">Некорректный ввод: </text:span><text:span text:style-name="T140">введена только точка </text:span></text:p>
          <text:p text:style-name="P112">На выходе сообщение: «<text:span text:style-name="T131">ERR_ONLY_POINT</text:span>»</text:p>
        </text:list-item>
        <text:list-item>
          <text:p text:style-name="P111">Некорректный ввод: <text:span text:style-name="T141">не введена точка</text:span></text:p>
          <text:p text:style-name="P103"><text:span text:style-name="T40">На выходе сообщение: </text:span><text:span text:style-name="T50">«</text:span><text:span text:style-name="T70">ERR_NUMBER_MUST_BE_FLOAT</text:span><text:span text:style-name="T50">»</text:span></text:p>
        </text:list-item>
        <text:list-item>
          <text:p text:style-name="P113"><text:span text:style-name="T50">Н</text:span><text:span text:style-name="T49">екорректный ввод: введена пустая строка (т. е. </text:span><text:span text:style-name="T54">«\n»</text:span><text:span text:style-name="T49">).</text:span></text:p>
          <text:p text:style-name="P105"><text:span text:style-name="T56">на выходе сообщение: «</text:span><text:span text:style-name="T55">ERR_NO_NUMBER</text:span><text:span text:style-name="T56">»</text:span></text:p>
        </text:list-item>
        <text:list-item>
          <text:p text:style-name="P106"><text:span text:style-name="T57">Некорректный вывод: </text:span><text:span text:style-name="T58">не введен знак порядка</text:span><text:span text:style-name="T57"><text:line-break/>На выходе сообщение: «</text:span><text:span text:style-name="T68">ERR_UNRIGHT_POWER_SIGN</text:span><text:span text:style-name="T57">»</text:span></text:p>
        </text:list-item>
        <text:list-item>
          <text:p text:style-name="P107"><text:span text:style-name="T57">Некорректный вывод: </text:span><text:span text:style-name="T58">в порядке введено не число</text:span><text:span text:style-name="T57"><text:line-break/>На выходе сообщение: «</text:span><text:span text:style-name="T68">ERR_UNRIGHT_POWER</text:span><text:span text:style-name="T57">»</text:span></text:p>
        </text:list-item>
        <text:list-item>
          <text:p text:style-name="P107"><text:span text:style-name="T57">Некорректный вывод: </text:span><text:span text:style-name="T59">порядок превышает число «99999»</text:span><text:span text:style-name="T57"><text:line-break/>На выходе сообщение: «</text:span><text:span text:style-name="T68">ERR_POWER_TOO_BIG</text:span><text:span text:style-name="T57">»</text:span></text:p>
        </text:list-item>
        <text:list-item>
          <text:p text:style-name="P107"><text:span text:style-name="T57">Некорректный вывод: </text:span><text:span text:style-name="T60">переполнение порядка при умножении</text:span><text:span text:style-name="T57"><text:line-break/>На выходе сообщение: «</text:span><text:span text:style-name="T68">ERR_POWER_</text:span><text:span text:style-name="T69">OVERFLOW</text:span><text:span text:style-name="T57">»</text:span></text:p>
        </text:list-item>
      </text:list>
      <text:p text:style-name="P82"/>
      <text:p text:style-name="P82"/>
      <text:p text:style-name="P82"/>
      <text:h text:style-name="P44" text:outline-level="1"><text:bookmark-start text:name="__RefHeading___Toc1497_1224043242"/><text:soft-page-break/>Описание структуры данных<text:bookmark-end text:name="__RefHeading___Toc1497_1224043242"/></text:h>
      <text:p text:style-name="P120">При вводе число записывается в массив типа char, который хранит в себе все числа и точку. Также отдельно выбраны переменные, в которых хранится порядок числа и знаки мантиссы и порядка.</text:p>
      <text:p text:style-name="P30"/>
      <text:p text:style-name="P121"><text:span text:style-name="T83">Ч</text:span><text:span text:style-name="T82">исло </text:span><text:span text:style-name="T83">при вводе сразу записывается в нужные поля</text:span><text:span text:style-name="T82"> структур</text:span><text:span text:style-name="T83">ы </text:span><text:span text:style-name="T103">float_number</text:span><text:span text:style-name="T80">. </text:span></text:p>
      <text:p text:style-name="P121"><text:span text:style-name="T80"/></text:p>
      <text:p text:style-name="P36"><text:span text:style-name="T82">Структура </text:span><text:span text:style-name="T103">float_number</text:span><text:span text:style-name="T80">:</text:span></text:p>
      <text:p text:style-name="P33"/>
      <text:p text:style-name="P3">typedef struct</text:p>
      <text:p text:style-name="P4">{</text:p>
      <text:p text:style-name="P4"><text:tab/> <text:s text:c="3"/><text:span text:style-name="T142">char mantis_sign;</text:span></text:p>
      <text:p text:style-name="P5"><text:s text:c="4"/>char mantissa[MANTISSA_MAX_LEN];</text:p>
      <text:p text:style-name="P9"><text:span text:style-name="T104"><text:s text:c="4"/>char </text:span><text:span text:style-name="T105">eps_sign</text:span><text:span text:style-name="T104">;</text:span></text:p>
      <text:p text:style-name="P4"><text:s text:c="4"/>int <text:span text:style-name="T143">eps_num</text:span>;</text:p>
      <text:p text:style-name="P4"><text:s text:c="4"/>int point_<text:span text:style-name="T143">place</text:span>;</text:p>
      <text:p text:style-name="P4"><text:s text:c="4"/>int <text:span text:style-name="T144">num_of_digits</text:span>;</text:p>
      <text:p text:style-name="P5">} <text:span text:style-name="T127">float_number</text:span>;</text:p>
      <text:p text:style-name="P2"/>
      <text:p text:style-name="P6">Поля структуры:</text:p>
      <text:p text:style-name="P145"><text:span text:style-name="T107">mantis_</text:span><text:span text:style-name="T108">sign</text:span><text:span text:style-name="T107"> – </text:span><text:span text:style-name="T116">знак мантиссы</text:span></text:p>
      <text:p text:style-name="P143">mantissa – <text:span text:style-name="T123">мантисса числа</text:span></text:p>
      <text:p text:style-name="P146"><text:span text:style-name="T109">eps_sign</text:span><text:span text:style-name="T107"> – </text:span><text:span text:style-name="T113">знак</text:span><text:span text:style-name="T114"> экспоненты</text:span></text:p>
      <text:p text:style-name="P143"><text:span text:style-name="T154">eps</text:span>_num – <text:span text:style-name="T124">значение порядк</text:span><text:span text:style-name="T125">а</text:span></text:p>
      <text:p text:style-name="P146"><text:span text:style-name="T110">point_plac</text:span><text:span text:style-name="T111">e</text:span><text:span text:style-name="T107"> – </text:span><text:span text:style-name="T115">место точки в мантиссе</text:span></text:p>
      <text:p text:style-name="P146"><text:span text:style-name="T108">num_of_digits</text:span><text:span text:style-name="T107"> – </text:span><text:span text:style-name="T115">количество цифр в мантиссе</text:span></text:p>
      <text:p text:style-name="P146"><text:span text:style-name="T115"/></text:p>
      <text:p text:style-name="P147"><text:span text:style-name="T115">* MANTISSA_MAX_LEN </text:span><text:span text:style-name="T112">= 32</text:span></text:p>
      <text:p text:style-name="P146"><text:span text:style-name="T115"/></text:p>
      <text:p text:style-name="P147"><text:span text:style-name="T115">П</text:span><text:span text:style-name="T112">осле перемножения числа хранятся в дополнительном массиве result[60], который затем используется для вывода.</text:span></text:p>
      <text:p text:style-name="P144"><text:span text:style-name="T115"/></text:p>
      <text:h text:style-name="P90" text:outline-level="1"><text:bookmark-start text:name="__RefHeading___Toc1499_1224043242"/><text:soft-page-break/><text:span text:style-name="T155">Описание алгоритма</text:span><text:bookmark-end text:name="__RefHeading___Toc1499_1224043242"/></text:h>
      <text:list xml:id="list2151515756" text:style-name="L3">
        <text:list-item>
          <text:p text:style-name="P114"><text:span text:style-name="T84">Программа считывает две строки, </text:span><text:span text:style-name="T88">которые содержат вещественные числа, и записывает части числа в нужные места структуры </text:span><text:span text:style-name="T93">float_number </text:span></text:p>
          <text:p text:style-name="P114"><text:span text:style-name="T94">(</text:span><text:span text:style-name="T95">short int read_number(float_number *number)</text:span><text:span text:style-name="T96">)</text:span></text:p>
        </text:list-item>
        <text:list-item>
          <text:p text:style-name="P117">Далее правильно введенные числа передаются в функцию нормализации, которая убирает ненужные нули и сдвигает точку в начало числа, изменяя его порядок</text:p>
          <text:p text:style-name="P117"><text:span text:style-name="T165">(</text:span><text:span text:style-name="T160">void normalization</text:span><text:span text:style-name="T159">(float_number *number)</text:span><text:span text:style-name="T160">)</text:span></text:p>
        </text:list-item>
        <text:list-item>
          <text:p text:style-name="P118"><text:span text:style-name="T46">После успешно проведенной нормализации числа передаются в функцию умножения, в которой создается массив максимально возможной длин</text:span><text:span text:style-name="T47">ы</text:span><text:span text:style-name="T46"> числа с элементами типа </text:span><text:span text:style-name="T64">int </text:span><text:span text:style-name="T46">и в него по принципу умножения «в столбик» записываются числа, учитывая все переносы десятков в новые разряды числа </text:span></text:p>
          <text:p text:style-name="P118"><text:span text:style-name="T48">(</text:span><text:span text:style-name="T65">v</text:span><text:span text:style-name="T66">oid check_arr(int *arr, int ind, int end_arr)</text:span><text:span text:style-name="T67">)</text:span></text:p>
        </text:list-item>
        <text:list-item>
          <text:p text:style-name="P119"><text:span text:style-name="T46">П</text:span><text:span text:style-name="T38">осле умножения в числе проводится проверка, которая при необходимости, удаляет лишние нули или округляет число </text:span></text:p>
          <text:p text:style-name="P119"><text:span text:style-name="T48">(</text:span><text:span text:style-name="T65">v</text:span><text:span text:style-name="T66">oid check_arr(int *arr, int ind, int end_arr)</text:span><text:span text:style-name="T67">)</text:span></text:p>
        </text:list-item>
        <text:list-item>
          <text:p text:style-name="P115"><text:span text:style-name="T89">Зате</text:span><text:span text:style-name="T90">м</text:span><text:span text:style-name="T84"> результат выводится в нормализованном виде в соответствии со спецификацией, указанной в ТЗ </text:span><text:span text:style-name="T85">(</text:span><text:span text:style-name="T117">&lt;</text:span><text:span text:style-name="T118">+\-0.</text:span><text:span text:style-name="T117">m1E+\-K1&gt;</text:span><text:span text:style-name="T85">)</text:span><text:span text:style-name="T84"> </text:span></text:p>
          <text:p text:style-name="P115"><text:span text:style-name="T92">(</text:span><text:span text:style-name="T95">v</text:span><text:span text:style-name="T97">oid </text:span><text:span text:style-name="T98">print_result</text:span><text:span text:style-name="T95">(float_number </text:span><text:span text:style-name="T99">num1, float_number num2, int *result, int res_power, int ind</text:span><text:span text:style-name="T95">)</text:span><text:span text:style-name="T98">)</text:span></text:p>
        </text:list-item>
      </text:list>
      <text:p text:style-name="P116"><text:span text:style-name="T84"/></text:p>
      <text:p text:style-name="P116"><text:span text:style-name="T84"/></text:p>
      <text:p text:style-name="P131"><text:span text:style-name="T84">Функции программы</text:span></text:p>
      <text:p text:style-name="P130">short int read_number(float_number *number)</text:p>
      <text:p text:style-name="P128"/>
      <text:p text:style-name="P122"><text:tab/><text:span text:style-name="T156"><text:tab/>Описание</text:span>: функция совершает чтение вещественного числа и его последующую запись в необохдимые поля структуры number</text:p>
      <text:p text:style-name="P122"/>
      <text:p text:style-name="P122"><text:span text:style-name="T156">Входные значения</text:span>: структура <text:span text:style-name="T156">number </text:span><text:span text:style-name="T161">для записи в нее числа</text:span></text:p>
      <text:p text:style-name="P122"><text:span text:style-name="T161"/></text:p>
      <text:p text:style-name="P122"><text:span text:style-name="T156">Выходные значения</text:span><text:span text:style-name="T161">: <text:s/>структура </text:span><text:span text:style-name="T156">number </text:span><text:span text:style-name="T161">с записанным в нее числом</text:span><text:span text:style-name="T156">; rc – </text:span><text:span text:style-name="T161">код ошибки (или ноль при ее отсутствии)</text:span></text:p>
      <text:p text:style-name="P122"><text:span text:style-name="T161"/></text:p>
      <text:p text:style-name="P122"><text:span text:style-name="T161"/></text:p>
      <text:p text:style-name="P130"><text:span text:style-name="T165">void normalization</text:span>(float_number *number)</text:p>
      <text:p text:style-name="P128"><text:soft-page-break/></text:p>
      <text:p text:style-name="P123"><text:tab/><text:span text:style-name="T156"><text:tab/>Описание</text:span>: функция <text:span text:style-name="T165">нормализует мантиссу числа, записанную в <text:s/></text:span><text:span text:style-name="T156">number, </text:span><text:span text:style-name="T162">и меняет порядок числа, а также удаляет лишние нули</text:span></text:p>
      <text:p text:style-name="P122"/>
      <text:p text:style-name="P122"><text:span text:style-name="T156">Входные значения</text:span>: структура <text:span text:style-name="T156">number </text:span><text:span text:style-name="T162">для нормализации числа</text:span></text:p>
      <text:p text:style-name="P122"><text:span text:style-name="T161"/></text:p>
      <text:p text:style-name="P122"><text:span text:style-name="T156">Выходные значения</text:span><text:span text:style-name="T161">: <text:s/>структура </text:span><text:span text:style-name="T156">number </text:span><text:span text:style-name="T161">с </text:span><text:span text:style-name="T162">нормализованным в ней числом</text:span></text:p>
      <text:p text:style-name="P122"><text:span text:style-name="T162"/></text:p>
      <text:p text:style-name="P122"><text:span text:style-name="T162"/></text:p>
      <text:p text:style-name="P132"><text:span text:style-name="T18">short int</text:span><text:span text:style-name="T19"> </text:span><text:span text:style-name="T18">multiply</text:span><text:span text:style-name="T17">(float_number </text:span><text:span text:style-name="T18">num1, float_number num2, int *result, int *res_power, int *ind</text:span><text:span text:style-name="T17">)</text:span></text:p>
      <text:p text:style-name="P129"/>
      <text:p text:style-name="P132"><text:span text:style-name="T22"><text:tab/></text:span><text:span text:style-name="T13"><text:tab/>Описание</text:span><text:span text:style-name="T22">: функция </text:span><text:span text:style-name="T23">перемножает два вещественных числа</text:span></text:p>
      <text:p text:style-name="P123"/>
      <text:p text:style-name="P133"><text:span text:style-name="T13">Входные значения</text:span><text:span text:style-name="T22">: структур</text:span><text:span text:style-name="T23">ы</text:span><text:span text:style-name="T22"> </text:span><text:span text:style-name="T13">num</text:span><text:span text:style-name="T14">1</text:span><text:span text:style-name="T13"> </text:span><text:span text:style-name="T27">и </text:span><text:span text:style-name="T13">num</text:span><text:span text:style-name="T14">2, </text:span><text:span text:style-name="T27">числа которых необходимо перемножиить; массив</text:span><text:span text:style-name="T14"> result, </text:span><text:span text:style-name="T27">в который будет записан результат вычислений; </text:span><text:span text:style-name="T14">res_power – </text:span><text:span text:style-name="T27">порядок получившегося числа</text:span><text:span text:style-name="T14">; ind – </text:span><text:span text:style-name="T27">в каком месте массива result находится получившееся число</text:span></text:p>
      <text:p text:style-name="P123"><text:span text:style-name="T161"/></text:p>
      <text:p text:style-name="P124"><text:span text:style-name="T157">Выходные значения</text:span><text:span text:style-name="T162">: <text:s/></text:span><text:span text:style-name="T163">массив</text:span><text:span text:style-name="T158"> result, </text:span><text:span text:style-name="T163">в который будет записан результат вычислений; </text:span><text:span text:style-name="T158">res_power – </text:span><text:span text:style-name="T163">порядок получившегося числа</text:span><text:span text:style-name="T158">; ind – </text:span><text:span text:style-name="T163">в каком месте массива result находится получившееся число; rc – код ошибки (илли ноль при его отсутствии)</text:span></text:p>
      <text:p text:style-name="P139"><text:span text:style-name="T163"/></text:p>
      <text:p text:style-name="P124"><text:span text:style-name="T163"/></text:p>
      <text:p text:style-name="P137"><text:span text:style-name="T17">v</text:span><text:span text:style-name="T16">oid check_arr(int *arr, int ind, int end_arr)</text:span></text:p>
      <text:p text:style-name="P137"><text:span text:style-name="T16"/></text:p>
      <text:p text:style-name="P134"><text:span text:style-name="T13">Описание</text:span><text:span text:style-name="T22">: функция </text:span><text:span text:style-name="T24">округляет полученный результат перемножения</text:span></text:p>
      <text:p text:style-name="P125"/>
      <text:p text:style-name="P134"><text:span text:style-name="T13">Входные значения</text:span><text:span text:style-name="T22">: </text:span><text:span text:style-name="T29">массив с получившемся числом после перемножения arr;</text:span></text:p>
      <text:p text:style-name="P137"><text:span text:style-name="T29">i</text:span><text:span text:style-name="T26">nd – индекс начала числа в массиве; end_arr – индекс конца числа в массиве</text:span></text:p>
      <text:p text:style-name="P125"><text:span text:style-name="T161"/></text:p>
      <text:p text:style-name="P125"><text:span text:style-name="T157">Выходные значения</text:span><text:span text:style-name="T162">: <text:s/></text:span><text:span text:style-name="T164">округленное число в массиве arr</text:span></text:p>
      <text:p text:style-name="P122"/>
      <text:p text:style-name="P140"/>
      <text:p text:style-name="P136"><text:span text:style-name="T17">v</text:span><text:span text:style-name="T20">oid </text:span><text:span text:style-name="T21">print_result</text:span><text:span text:style-name="T17">(float_number </text:span><text:span text:style-name="T18">num1, float_number num2, int *result, int res_power, int ind</text:span><text:span text:style-name="T17">)</text:span></text:p>
      <text:p text:style-name="P138"><text:span text:style-name="T16"/></text:p>
      <text:p text:style-name="P135"><text:soft-page-break/><text:span text:style-name="T13">Описание</text:span><text:span text:style-name="T22">: функция </text:span><text:span text:style-name="T25">печатает на экран результат перемножения двух вещественных чисел</text:span></text:p>
      <text:p text:style-name="P126"/>
      <text:p text:style-name="P136"><text:span text:style-name="T13">Входные значения</text:span><text:span text:style-name="T22">: структур</text:span><text:span text:style-name="T23">ы</text:span><text:span text:style-name="T22"> </text:span><text:span text:style-name="T13">num</text:span><text:span text:style-name="T14">1</text:span><text:span text:style-name="T13"> </text:span><text:span text:style-name="T27">и </text:span><text:span text:style-name="T13">num</text:span><text:span text:style-name="T14">2, </text:span><text:span text:style-name="T30">знаки</text:span><text:span text:style-name="T27"> которых необходимо </text:span><text:span text:style-name="T30">учесть при печати ответа</text:span><text:span text:style-name="T27">; массив</text:span><text:span text:style-name="T14"> result, </text:span><text:span text:style-name="T30">из которого будет распечатан результат</text:span><text:span text:style-name="T27"> вычислений; </text:span><text:span text:style-name="T14">res_power – </text:span><text:span text:style-name="T27">порядок получившегося числа</text:span><text:span text:style-name="T14">; ind – </text:span><text:span text:style-name="T27">в каком месте массива result находится получившееся число</text:span></text:p>
      <text:p text:style-name="P127"><text:span text:style-name="T161"/></text:p>
      <text:p text:style-name="P136"><text:span text:style-name="T15">Выходные значения</text:span><text:span text:style-name="T28">: <text:s/></text:span><text:span text:style-name="T30">функция ничего не возвращает</text:span></text:p>
      <text:p text:style-name="P122"/>
      <text:h text:style-name="P44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5">№</text:p>
          </table:table-cell>
          <table:table-cell table:style-name="Таблица2.A1" office:value-type="string">
            <text:p text:style-name="P48">Что проверяется</text:p>
          </table:table-cell>
          <table:table-cell table:style-name="Таблица2.A1" office:value-type="string">
            <text:p text:style-name="P47">Число №1</text:p>
          </table:table-cell>
          <table:table-cell table:style-name="Таблица2.A1" office:value-type="string">
            <text:p text:style-name="P47">Число №2</text:p>
          </table:table-cell>
          <table:table-cell table:style-name="Таблица2.E1" office:value-type="string">
            <text:p text:style-name="P47">Вывод</text:p>
          </table:table-cell>
        </table:table-row>
        <table:table-row>
          <table:table-cell table:style-name="Таблица2.A2" office:value-type="string">
            <text:p text:style-name="P46">1</text:p>
          </table:table-cell>
          <table:table-cell table:style-name="Таблица2.A2" office:value-type="string">
            <text:p text:style-name="P54">Обычный тест</text:p>
          </table:table-cell>
          <table:table-cell table:style-name="Таблица2.A2" office:value-type="string">
            <text:p text:style-name="P49">+12.<text:span text:style-name="T145">3E+3</text:span></text:p>
          </table:table-cell>
          <table:table-cell table:style-name="Таблица2.A2" office:value-type="string">
            <text:p text:style-name="P72"><text:span text:style-name="T10">-4</text:span><text:span text:style-name="T9">.</text:span><text:span text:style-name="T10">3E+3</text:span></text:p>
          </table:table-cell>
          <table:table-cell table:style-name="Таблица2.E2" office:value-type="string">
            <text:p text:style-name="P78">-0.5289E+8</text:p>
          </table:table-cell>
        </table:table-row>
        <table:table-row>
          <table:table-cell table:style-name="Таблица2.A2" office:value-type="string">
            <text:p text:style-name="P46">2</text:p>
          </table:table-cell>
          <table:table-cell table:style-name="Таблица2.A2" office:value-type="string">
            <text:p text:style-name="P55">Не введен знак мантиссы</text:p>
          </table:table-cell>
          <table:table-cell table:style-name="Таблица2.A2" office:value-type="string">
            <text:p text:style-name="P55">iu7</text:p>
          </table:table-cell>
          <table:table-cell table:style-name="Таблица2.A2" office:value-type="string">
            <text:p text:style-name="P49">-------</text:p>
          </table:table-cell>
          <table:table-cell table:style-name="Таблица2.E2" office:value-type="string">
            <text:p text:style-name="P65">ERR_UNRIGHT_MANTISS_SIGN</text:p>
          </table:table-cell>
        </table:table-row>
        <table:table-row>
          <table:table-cell table:style-name="Таблица2.A2" office:value-type="string">
            <text:p text:style-name="P49">3</text:p>
          </table:table-cell>
          <table:table-cell table:style-name="Таблица2.A2" office:value-type="string">
            <text:p text:style-name="P55">В мантиссе введены неверные символы</text:p>
          </table:table-cell>
          <table:table-cell table:style-name="Таблица2.A2" office:value-type="string">
            <text:p text:style-name="P49">-<text:span text:style-name="T146">qwerty</text:span></text:p>
          </table:table-cell>
          <table:table-cell table:style-name="Таблица2.A2" office:value-type="string">
            <text:p text:style-name="P49">--------</text:p>
          </table:table-cell>
          <table:table-cell table:style-name="Таблица2.E2" office:value-type="string">
            <text:p text:style-name="P78">ERR_UNRIGHT_MANTISS_NUMBER</text:p>
          </table:table-cell>
        </table:table-row>
        <table:table-row>
          <table:table-cell table:style-name="Таблица2.A2" office:value-type="string">
            <text:p text:style-name="P65">4</text:p>
          </table:table-cell>
          <table:table-cell table:style-name="Таблица2.A2" office:value-type="string">
            <text:p text:style-name="P56">Введена только точка</text:p>
          </table:table-cell>
          <table:table-cell table:style-name="Таблица2.A2" office:value-type="string">
            <text:p text:style-name="P66">-.E-00</text:p>
          </table:table-cell>
          <table:table-cell table:style-name="Таблица2.A2" office:value-type="string">
            <text:p text:style-name="P66">---------</text:p>
          </table:table-cell>
          <table:table-cell table:style-name="Таблица2.E2" office:value-type="string">
            <text:p text:style-name="P45">ERR_ONLY_POINT</text:p>
          </table:table-cell>
        </table:table-row>
        <table:table-row table:style-name="Таблица2.6">
          <table:table-cell table:style-name="Таблица2.A2" office:value-type="string">
            <text:p text:style-name="P65">5</text:p>
          </table:table-cell>
          <table:table-cell table:style-name="Таблица2.A2" office:value-type="string">
            <text:p text:style-name="P56">Не введена экспонента</text:p>
          </table:table-cell>
          <table:table-cell table:style-name="Таблица2.A2" office:value-type="string">
            <text:p text:style-name="P67">-0.123</text:p>
          </table:table-cell>
          <table:table-cell table:style-name="Таблица2.A2" office:value-type="string">
            <text:p text:style-name="P45">---------</text:p>
          </table:table-cell>
          <table:table-cell table:style-name="Таблица2.E2" office:value-type="string">
            <text:p text:style-name="P45">ERR_NO_EPSILON</text:p>
          </table:table-cell>
        </table:table-row>
        <table:table-row>
          <table:table-cell table:style-name="Таблица2.A2" office:value-type="string">
            <text:p text:style-name="P65">6</text:p>
          </table:table-cell>
          <table:table-cell table:style-name="Таблица2.A2" office:value-type="string">
            <text:p text:style-name="P71">Порядок содержит недопустимые символы</text:p>
          </table:table-cell>
          <table:table-cell table:style-name="Таблица2.A2" office:value-type="string">
            <text:p text:style-name="P51">+12.<text:span text:style-name="T145">3E</text:span><text:span text:style-name="T147">+iu</text:span></text:p>
          </table:table-cell>
          <table:table-cell table:style-name="Таблица2.A2" office:value-type="string">
            <text:p text:style-name="P67">----------</text:p>
          </table:table-cell>
          <table:table-cell table:style-name="Таблица2.E2" office:value-type="string">
            <text:p text:style-name="P45">ERR_UNRIGHT_POWER</text:p>
          </table:table-cell>
        </table:table-row>
        <table:table-row>
          <table:table-cell table:style-name="Таблица2.A2" office:value-type="string">
            <text:p text:style-name="P65">7</text:p>
          </table:table-cell>
          <table:table-cell table:style-name="Таблица2.A2" office:value-type="string">
            <text:p text:style-name="P57">Не введен знак порядка</text:p>
          </table:table-cell>
          <table:table-cell table:style-name="Таблица2.A2" office:value-type="string">
            <text:p text:style-name="P50">+12.<text:span text:style-name="T145">3E3</text:span></text:p>
          </table:table-cell>
          <table:table-cell table:style-name="Таблица2.A2" office:value-type="string">
            <text:p text:style-name="P53">---------</text:p>
          </table:table-cell>
          <table:table-cell table:style-name="Таблица2.E2" office:value-type="string">
            <text:p text:style-name="P45">ERR_UNRIGHT_POWER_SIGN</text:p>
          </table:table-cell>
        </table:table-row>
        <table:table-row>
          <table:table-cell table:style-name="Таблица2.A2" office:value-type="string">
            <text:p text:style-name="P65">8</text:p>
          </table:table-cell>
          <table:table-cell table:style-name="Таблица2.A2" office:value-type="string">
            <text:p text:style-name="P57">Мантисса содержит более 30 цифр</text:p>
          </table:table-cell>
          <table:table-cell table:style-name="Таблица2.A2" office:value-type="string">
            <text:p text:style-name="P68">+0.99999<text:span text:style-name="T120">E-3</text:span> (31 <text:span text:style-name="T119">девятка</text:span>)</text:p>
          </table:table-cell>
          <table:table-cell table:style-name="Таблица2.A2" office:value-type="string">
            <text:p text:style-name="P67">---------</text:p>
          </table:table-cell>
          <table:table-cell table:style-name="Таблица2.E2" office:value-type="string">
            <text:p text:style-name="P45">ERR_MANTISSA_TOO_LONG</text:p>
          </table:table-cell>
        </table:table-row>
        <table:table-row>
          <table:table-cell table:style-name="Таблица2.A2" office:value-type="string">
            <text:p text:style-name="P65">9</text:p>
          </table:table-cell>
          <table:table-cell table:style-name="Таблица2.A2" office:value-type="string">
            <text:p text:style-name="P58">Порядок состоит более, <text:soft-page-break/>чем из 5 цифр</text:p>
          </table:table-cell>
          <table:table-cell table:style-name="Таблица2.A2" office:value-type="string">
            <text:p text:style-name="P67">-.123E+9999<text:soft-page-break/>99</text:p>
          </table:table-cell>
          <table:table-cell table:style-name="Таблица2.A2" office:value-type="string">
            <text:p text:style-name="P67">-------------</text:p>
          </table:table-cell>
          <table:table-cell table:style-name="Таблица2.E2" office:value-type="string">
            <text:p text:style-name="P45">ERR_POWER_TO<text:soft-page-break/>O_LONG</text:p>
          </table:table-cell>
        </table:table-row>
        <table:table-row>
          <table:table-cell table:style-name="Таблица2.A2" office:value-type="string">
            <text:p text:style-name="P65">10</text:p>
          </table:table-cell>
          <table:table-cell table:style-name="Таблица2.A2" office:value-type="string">
            <text:p text:style-name="P59">Введено более 1 точки в мантиссе</text:p>
          </table:table-cell>
          <table:table-cell table:style-name="Таблица2.A2" office:value-type="string">
            <text:p text:style-name="P69">-.12.3E+99</text:p>
          </table:table-cell>
          <table:table-cell table:style-name="Таблица2.A2" office:value-type="string">
            <text:p text:style-name="P67">------------</text:p>
          </table:table-cell>
          <table:table-cell table:style-name="Таблица2.E2" office:value-type="string">
            <text:p text:style-name="P79"><text:span text:style-name="T50">ERR_TO</text:span><text:span text:style-name="T61">O</text:span><text:span text:style-name="T50">_MUCH_POINTS</text:span></text:p>
          </table:table-cell>
        </table:table-row>
        <table:table-row>
          <table:table-cell table:style-name="Таблица2.A2" office:value-type="string">
            <text:p text:style-name="P46">1<text:span text:style-name="T126">1</text:span></text:p>
          </table:table-cell>
          <table:table-cell table:style-name="Таблица2.A2" office:value-type="string">
            <text:p text:style-name="P60">Не введена точка в мантиссе</text:p>
          </table:table-cell>
          <table:table-cell table:style-name="Таблица2.A2" office:value-type="string">
            <text:p text:style-name="P53">-123E-00</text:p>
          </table:table-cell>
          <table:table-cell table:style-name="Таблица2.A2" office:value-type="string">
            <text:p text:style-name="P45">-------------</text:p>
          </table:table-cell>
          <table:table-cell table:style-name="Таблица2.E2" office:value-type="string">
            <text:p text:style-name="P75">ERR_NUMBER_MUST_BE_FLOAT</text:p>
          </table:table-cell>
        </table:table-row>
        <table:table-row>
          <table:table-cell table:style-name="Таблица2.A2" office:value-type="string">
            <text:p text:style-name="P65">12</text:p>
          </table:table-cell>
          <table:table-cell table:style-name="Таблица2.A2" office:value-type="string">
            <text:p text:style-name="P60">Число не введено</text:p>
          </table:table-cell>
          <table:table-cell table:style-name="Таблица2.A2" office:value-type="string">
            <text:p text:style-name="P60">«\n»</text:p>
          </table:table-cell>
          <table:table-cell table:style-name="Таблица2.A2" office:value-type="string">
            <text:p text:style-name="P67">------------</text:p>
          </table:table-cell>
          <table:table-cell table:style-name="Таблица2.E2" office:value-type="string">
            <text:p text:style-name="P75">ERR_NO_NUMBER</text:p>
          </table:table-cell>
        </table:table-row>
        <table:table-row>
          <table:table-cell table:style-name="Таблица2.A2" office:value-type="string">
            <text:p text:style-name="P65">13</text:p>
          </table:table-cell>
          <table:table-cell table:style-name="Таблица2.A2" office:value-type="string">
            <text:p text:style-name="P60">Первое число ноль</text:p>
          </table:table-cell>
          <table:table-cell table:style-name="Таблица2.A2" office:value-type="string">
            <text:p text:style-name="P60">+0.E-0</text:p>
          </table:table-cell>
          <table:table-cell table:style-name="Таблица2.A2" office:value-type="string">
            <text:p text:style-name="P70">-.123E+9</text:p>
          </table:table-cell>
          <table:table-cell table:style-name="Таблица2.E2" office:value-type="string">
            <text:p text:style-name="P76">+0.0E+0</text:p>
          </table:table-cell>
        </table:table-row>
        <table:table-row>
          <table:table-cell table:style-name="Таблица2.A2" office:value-type="string">
            <text:p text:style-name="P65">14</text:p>
          </table:table-cell>
          <table:table-cell table:style-name="Таблица2.A2" office:value-type="string">
            <text:p text:style-name="P60">Второе число ноль</text:p>
          </table:table-cell>
          <table:table-cell table:style-name="Таблица2.A2" office:value-type="string">
            <text:p text:style-name="P70">-.123E+9</text:p>
          </table:table-cell>
          <table:table-cell table:style-name="Таблица2.A2" office:value-type="string">
            <text:p text:style-name="P60">+0.E-0</text:p>
          </table:table-cell>
          <table:table-cell table:style-name="Таблица2.E2" office:value-type="string">
            <text:p text:style-name="P76">+0.0E+0</text:p>
          </table:table-cell>
        </table:table-row>
        <table:table-row table:style-name="Таблица2.16">
          <table:table-cell table:style-name="Таблица2.A2" office:value-type="string">
            <text:p text:style-name="P65">15</text:p>
          </table:table-cell>
          <table:table-cell table:style-name="Таблица2.A2" office:value-type="string">
            <text:p text:style-name="P61">Переполнение порядка при умножении (содержит более 5-ти цифр)</text:p>
          </table:table-cell>
          <table:table-cell table:style-name="Таблица2.A2" office:value-type="string">
            <text:p text:style-name="P85">+.9E+99999</text:p>
          </table:table-cell>
          <table:table-cell table:style-name="Таблица2.A2" office:value-type="string">
            <text:p text:style-name="P87">+9.9E+99999</text:p>
          </table:table-cell>
          <table:table-cell table:style-name="Таблица2.E2" office:value-type="string">
            <text:p text:style-name="P76">ERR_POWER_OVERFLOW</text:p>
          </table:table-cell>
        </table:table-row>
        <table:table-row>
          <table:table-cell table:style-name="Таблица2.A2" office:value-type="string">
            <text:p text:style-name="P65">16</text:p>
          </table:table-cell>
          <table:table-cell table:style-name="Таблица2.A2" office:value-type="string">
            <text:p text:style-name="P63">Перемножение отрицательного и положительного вещественных чисел</text:p>
          </table:table-cell>
          <table:table-cell table:style-name="Таблица2.A2" office:value-type="string">
            <text:p text:style-name="P27"><text:span text:style-name="T148">+12.</text:span><text:span text:style-name="T149">3E+3</text:span></text:p>
          </table:table-cell>
          <table:table-cell table:style-name="Таблица2.A2" office:value-type="string">
            <text:p text:style-name="P52">-12.<text:span text:style-name="T145">E+3</text:span></text:p>
          </table:table-cell>
          <table:table-cell table:style-name="Таблица2.E2" office:value-type="string">
            <text:p text:style-name="P76">-0.1476E+9</text:p>
          </table:table-cell>
        </table:table-row>
        <table:table-row>
          <table:table-cell table:style-name="Таблица2.A2" office:value-type="string">
            <text:p text:style-name="P65">17</text:p>
          </table:table-cell>
          <table:table-cell table:style-name="Таблица2.A2" office:value-type="string">
            <text:p text:style-name="P63">Перемножение двух отрицательных чисел</text:p>
          </table:table-cell>
          <table:table-cell table:style-name="Таблица2.A2" office:value-type="string">
            <text:p text:style-name="P28"><text:span text:style-name="T128">-12.</text:span><text:span text:style-name="T129">3E+3</text:span></text:p>
          </table:table-cell>
          <table:table-cell table:style-name="Таблица2.A2" office:value-type="string">
            <text:p text:style-name="P28"><text:span text:style-name="T148">-2.</text:span><text:span text:style-name="T149">3E+3</text:span></text:p>
          </table:table-cell>
          <table:table-cell table:style-name="Таблица2.E2" office:value-type="string">
            <text:p text:style-name="P76">+0.2829E+8</text:p>
          </table:table-cell>
        </table:table-row>
        <table:table-row>
          <table:table-cell table:style-name="Таблица2.A2" office:value-type="string">
            <text:p text:style-name="P65">18</text:p>
          </table:table-cell>
          <table:table-cell table:style-name="Таблица2.A2" office:value-type="string">
            <text:p text:style-name="P73"><text:span text:style-name="T11">Перемножение двух пол</text:span><text:span text:style-name="T12">о</text:span><text:span text:style-name="T11">жительных чисел</text:span></text:p>
          </table:table-cell>
          <table:table-cell table:style-name="Таблица2.A2" office:value-type="string">
            <text:p text:style-name="P28"><text:span text:style-name="T148">+12.</text:span><text:span text:style-name="T149">3E+3</text:span></text:p>
          </table:table-cell>
          <table:table-cell table:style-name="Таблица2.A2" office:value-type="string">
            <text:p text:style-name="P62"><text:span text:style-name="T150">+12.</text:span><text:span text:style-name="T149">E+3</text:span></text:p>
          </table:table-cell>
          <table:table-cell table:style-name="Таблица2.E2" office:value-type="string">
            <text:p text:style-name="P76">+0.1476E+9</text:p>
          </table:table-cell>
        </table:table-row>
        <table:table-row>
          <table:table-cell table:style-name="Таблица2.A2" office:value-type="string">
            <text:p text:style-name="P65">19</text:p>
          </table:table-cell>
          <table:table-cell table:style-name="Таблица2.A2" office:value-type="string">
            <text:p text:style-name="P64">Округление числа, когда 31 разряд меньше 5</text:p>
          </table:table-cell>
          <table:table-cell table:style-name="Таблица2.A2" office:value-type="string">
            <text:p text:style-name="P88">+99999999999999999999999999999.9E+99</text:p>
          </table:table-cell>
          <table:table-cell table:style-name="Таблица2.A2" office:value-type="string">
            <text:p text:style-name="P25"><text:span text:style-name="T100">+99999999999999999999999999999.9E+</text:span><text:span text:style-name="T101">50</text:span></text:p>
          </table:table-cell>
          <table:table-cell table:style-name="Таблица2.E2" office:value-type="string">
            <text:p text:style-name="P76">+0.999999999999999999999999999998E+207</text:p>
          </table:table-cell>
        </table:table-row>
        <table:table-row>
          <table:table-cell table:style-name="Таблица2.A2" office:value-type="string">
            <text:p text:style-name="P65">20</text:p>
          </table:table-cell>
          <table:table-cell table:style-name="Таблица2.A2" office:value-type="string">
            <text:p text:style-name="P64">Округление числа, когда 31 разряд больше или равен 5</text:p>
          </table:table-cell>
          <table:table-cell table:style-name="Таблица2.A2" office:value-type="string">
            <text:p text:style-name="P25"><text:span text:style-name="T121">+99999999999999999999999999999.9E+10</text:span><text:span text:style-name="T122">0</text:span></text:p>
          </table:table-cell>
          <table:table-cell table:style-name="Таблица2.A2" office:value-type="string">
            <text:p text:style-name="P86">+5.E+0</text:p>
          </table:table-cell>
          <table:table-cell table:style-name="Таблица2.E2" office:value-type="string">
            <text:p text:style-name="P76">+0.5E+130</text:p>
          </table:table-cell>
        </table:table-row>
        <text:soft-page-break/>
        <table:table-row>
          <table:table-cell table:style-name="Таблица2.A2" office:value-type="string">
            <text:p text:style-name="P65">21</text:p>
          </table:table-cell>
          <table:table-cell table:style-name="Таблица2.A2" office:value-type="string">
            <text:p text:style-name="P64">Когда после нормализации порядок одного из чисел превышает 99999</text:p>
          </table:table-cell>
          <table:table-cell table:style-name="Таблица2.A2" office:value-type="string">
            <text:p text:style-name="P89">+99999999999999999999999999999.9E+99999</text:p>
          </table:table-cell>
          <table:table-cell table:style-name="Таблица2.A2" office:value-type="string">
            <text:p text:style-name="P26"><text:span text:style-name="T128">+5.E-</text:span><text:span text:style-name="T130">500</text:span></text:p>
          </table:table-cell>
          <table:table-cell table:style-name="Таблица2.E2" office:value-type="string">
            <text:p text:style-name="P76">+0.5E+99529</text:p>
          </table:table-cell>
        </table:table-row>
      </table:table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Heading_20_1" text:outline-level="1"><text:bookmark-start text:name="__RefHeading___Toc1503_1224043242"/><text:soft-page-break/><text:span text:style-name="T151">К</text:span><text:span text:style-name="T31">онтрольные вопросы</text:span><text:bookmark-end text:name="__RefHeading___Toc1503_1224043242"/></text:h>
      <text:p text:style-name="P35">1. Каков возможный диапазон чисел, представляемых в ПК?</text:p>
      <text:p text:style-name="P38"><text:span text:style-name="T86">Максимальное значение беззаконного целого числа, для которого выделяется 64 разряда, равно </text:span><text:span text:style-name="T91">2 в 64 степени (</text:span><text:span text:style-name="T86">18 446 744 073 709 551 615</text:span><text:span text:style-name="T91">)</text:span><text:span text:style-name="T86">.</text:span></text:p>
      <text:p text:style-name="P39"><text:span text:style-name="T86">Диапазон чисел зависит от выбранного типа, разрядности процессора </text:span><text:span text:style-name="T87">и памяти выделенной для хранения числа</text:span><text:span text:style-name="T86">.</text:span></text:p>
      <text:p text:style-name="P35">2. Какова возможная точность представления чисел, чем она определяется?</text:p>
      <text:p text:style-name="P37"><text:span text:style-name="T91">Память, выделяемая под хранение мантиссы числа, определяет т</text:span><text:span text:style-name="T84">очность представления вещественных чисел. Для мантиссы числа типа </text:span><text:span text:style-name="T102">double </text:span><text:span text:style-name="T84">выделяется 52 бита, с помощью этого мантисса числа может иметь значение до 4 503 599 627 370 496.</text:span></text:p>
      <text:p text:style-name="P35">3. Какие стандартные операции возможны над числами?</text:p>
      <text:p text:style-name="P42"><text:span text:style-name="T62">О</text:span><text:span text:style-name="T63">перации сложения, вычитания, умножения, деление, взятие остатка, сравнение.</text:span></text:p>
      <text:p text:style-name="P35">4. Какой тип данных может выбрать программист, если обрабатываемые числа превышают возможный диапазон представления чисел в ПК?</text:p>
      <text:p text:style-name="P32">Для этого можно использовать массив, в котором каждый элемент будет храниться в своем месте или структуру данных, в которой можно каждую часть числа хранить в определенной переменной</text:p>
      <text:p text:style-name="P35">5. Как можно осуществить операции над числами, выходящими за рамки машинного представления?</text:p>
      <text:p text:style-name="P32">Для этого можно воспользоваться библиотечными функциями или собственноручно написать необходимые <text:span text:style-name="T152">для решения задачи процедуры</text:span></text:p>
      <text:p text:style-name="P34"/>
      <text:h text:style-name="P44" text:outline-level="1"><text:bookmark-start text:name="__RefHeading___Toc1505_1224043242"/>Вывод<text:bookmark-end text:name="__RefHeading___Toc1505_1224043242"/></text:h>
      <text:p text:style-name="P7">При написании лабораторной работы я познакомился с длинной арифметикой. Это помогло мне понять, как же располагаются числа в памяти компьютера, как происходит переполнение чисел и научиться обходить ограничение языка программирования, создавая свои собственные опрации для рабты с такими числами.</text:p>
      <text:p text:style-name="P8"><text:span text:style-name="T153">В данной рабораторной работе я реализовал возможность перемножения чисел, которые не умещаются в представлении компьютера. Для этого я </text:span><text:soft-page-break/><text:span text:style-name="T153">использовал структуру данных, в которой я смогу хранить все необходимые мне части числа и использвать их по своему желанию. Алгоритм перемножения чисел реализован в виде умножения «в столбик».</text:span></text:p>
      <text:h text:style-name="P44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" svg:font-family="Times" style:font-family-generic="roman"/>
    <style:font-face style:name="Times New Roman" svg:font-family="'Times New Roman'" style:font-family-generic="roman"/>
    <style:font-face style:name="TimesNewRoman" svg:font-family="TimesNewRoman" style:font-family-generic="roma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3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1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97</meta:editing-cycles>
    <meta:print-date>2019-11-26T17:37:00</meta:print-date>
    <meta:creation-date>2018-12-20T06:53:00</meta:creation-date>
    <dc:date>2020-09-23T01:15:31.416670249</dc:date>
    <meta:editing-duration>PT16H28M25S</meta:editing-duration>
    <meta:generator>LibreOffice/6.4.5.2$Linux_X86_64 LibreOffice_project/40$Build-2</meta:generator>
    <meta:document-statistic meta:table-count="2" meta:image-count="1" meta:object-count="0" meta:page-count="11" meta:paragraph-count="236" meta:word-count="1431" meta:character-count="10884" meta:non-whitespace-character-count="96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